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9C84B129AAE905C6.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201000003490000025380FE8067BD7F5131.png" manifest:media-type="image/pn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Pictures/100000000000025200000158FB108D3DA003B4CB.jpg" manifest:media-type="image/jpeg"/>
  <manifest:file-entry manifest:full-path="Pictures/100002010000029B0000025B6509A4B5BA72BBDA.png" manifest:media-type="image/png"/>
  <manifest:file-entry manifest:full-path="Pictures/10000000000002830000012D7399BF7A4BFB9A51.jpg" manifest:media-type="image/jpeg"/>
  <manifest:file-entry manifest:full-path="Pictures/10000201000002D200000128271E102D945D433C.png" manifest:media-type="image/png"/>
  <manifest:file-entry manifest:full-path="Pictures/100002010000054C000001BAA3CC6EE1789173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paragraph-rsid="00bade68"/>
    </style:style>
    <style:style style:name="P113" style:family="paragraph" style:parent-style-name="Standard">
      <style:paragraph-properties fo:margin-top="0.423cm" fo:margin-bottom="0cm"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fo:color="#000000" officeooo:rsid="00bef0bb" officeooo:paragraph-rsid="00bef0bb"/>
    </style:style>
    <style:style style:name="P208" style:family="paragraph" style:parent-style-name="Standard">
      <style:text-properties fo:color="#000000" officeooo:rsid="00bf7e46" officeooo:paragraph-rsid="00bf7e46"/>
    </style:style>
    <style:style style:name="P209" style:family="paragraph" style:parent-style-name="Standard">
      <style:text-properties fo:color="#000000" officeooo:rsid="00c14248" officeooo:paragraph-rsid="00c14248"/>
    </style:style>
    <style:style style:name="P210" style:family="paragraph" style:parent-style-name="Standard">
      <style:text-properties fo:color="#000000" officeooo:rsid="00c16700" officeooo:paragraph-rsid="00c16700"/>
    </style:style>
    <style:style style:name="P211" style:family="paragraph" style:parent-style-name="Standard">
      <style:text-properties fo:color="#000000" officeooo:rsid="00c32e0b" officeooo:paragraph-rsid="00c32e0b"/>
    </style:style>
    <style:style style:name="P212" style:family="paragraph" style:parent-style-name="Standard">
      <style:text-properties officeooo:rsid="00622b37" officeooo:paragraph-rsid="00622b37"/>
    </style:style>
    <style:style style:name="P213" style:family="paragraph" style:parent-style-name="Standard">
      <style:text-properties officeooo:rsid="0062ce7a" officeooo:paragraph-rsid="0062ce7a"/>
    </style:style>
    <style:style style:name="P214" style:family="paragraph" style:parent-style-name="Standard">
      <style:text-properties officeooo:rsid="0065c607" officeooo:paragraph-rsid="0065c607"/>
    </style:style>
    <style:style style:name="P215" style:family="paragraph" style:parent-style-name="Standard">
      <style:text-properties officeooo:rsid="0068733c" officeooo:paragraph-rsid="0068733c"/>
    </style:style>
    <style:style style:name="P216" style:family="paragraph" style:parent-style-name="Standard">
      <style:text-properties officeooo:rsid="006b0cd7" officeooo:paragraph-rsid="006b0cd7"/>
    </style:style>
    <style:style style:name="P217" style:family="paragraph" style:parent-style-name="Standard">
      <style:text-properties officeooo:rsid="006bf1d7" officeooo:paragraph-rsid="006bf1d7"/>
    </style:style>
    <style:style style:name="P218" style:family="paragraph" style:parent-style-name="Standard">
      <style:text-properties officeooo:paragraph-rsid="00798aa4"/>
    </style:style>
    <style:style style:name="P219" style:family="paragraph" style:parent-style-name="Standard">
      <style:text-properties fo:color="#008000" style:font-name="Consolas" fo:font-size="9.5pt" fo:background-color="#ffffff" style:font-size-asian="9.5pt"/>
    </style:style>
    <style:style style:name="P220" style:family="paragraph" style:parent-style-name="Standard">
      <style:text-properties officeooo:rsid="007d7019" officeooo:paragraph-rsid="007d7019"/>
    </style:style>
    <style:style style:name="P221" style:family="paragraph" style:parent-style-name="Standard">
      <style:text-properties officeooo:rsid="007e9ace" officeooo:paragraph-rsid="007e9ace"/>
    </style:style>
    <style:style style:name="P222" style:family="paragraph" style:parent-style-name="Standard">
      <style:text-properties officeooo:rsid="007eb2c2" officeooo:paragraph-rsid="007eb2c2"/>
    </style:style>
    <style:style style:name="P223" style:family="paragraph" style:parent-style-name="Standard">
      <style:text-properties officeooo:rsid="00822625" officeooo:paragraph-rsid="00822625"/>
    </style:style>
    <style:style style:name="P224" style:family="paragraph" style:parent-style-name="Standard">
      <style:text-properties officeooo:rsid="00822625" officeooo:paragraph-rsid="0083ad21"/>
    </style:style>
    <style:style style:name="P225" style:family="paragraph" style:parent-style-name="Standard">
      <style:text-properties officeooo:rsid="0083ad21" officeooo:paragraph-rsid="0083ad21"/>
    </style:style>
    <style:style style:name="P226" style:family="paragraph" style:parent-style-name="Standard">
      <style:text-properties officeooo:rsid="0083cbbe" officeooo:paragraph-rsid="0083cbbe"/>
    </style:style>
    <style:style style:name="P227" style:family="paragraph" style:parent-style-name="Standard">
      <style:text-properties officeooo:rsid="0083cbbe" officeooo:paragraph-rsid="00854d71"/>
    </style:style>
    <style:style style:name="P228" style:family="paragraph" style:parent-style-name="Standard">
      <style:text-properties officeooo:rsid="0086de91" officeooo:paragraph-rsid="0086de91"/>
    </style:style>
    <style:style style:name="P229" style:family="paragraph" style:parent-style-name="Standard">
      <style:text-properties officeooo:rsid="008720ab" officeooo:paragraph-rsid="008720ab"/>
    </style:style>
    <style:style style:name="P230" style:family="paragraph" style:parent-style-name="Standard">
      <style:text-properties officeooo:rsid="00854d71" officeooo:paragraph-rsid="00854d71"/>
    </style:style>
    <style:style style:name="P231" style:family="paragraph" style:parent-style-name="Standard">
      <style:text-properties officeooo:rsid="00926fd3" officeooo:paragraph-rsid="00926fd3"/>
    </style:style>
    <style:style style:name="P232" style:family="paragraph" style:parent-style-name="Standard">
      <style:text-properties officeooo:rsid="009a1090" officeooo:paragraph-rsid="009a1090"/>
    </style:style>
    <style:style style:name="P233" style:family="paragraph" style:parent-style-name="Standard">
      <style:text-properties officeooo:rsid="009acc91" officeooo:paragraph-rsid="009acc91"/>
    </style:style>
    <style:style style:name="P234" style:family="paragraph" style:parent-style-name="Standard">
      <style:text-properties style:font-name="FreeMono" officeooo:rsid="009acc91" officeooo:paragraph-rsid="009acc91"/>
    </style:style>
    <style:style style:name="P235" style:family="paragraph" style:parent-style-name="Standard">
      <style:text-properties officeooo:rsid="009b169f" officeooo:paragraph-rsid="009b169f"/>
    </style:style>
    <style:style style:name="P236" style:family="paragraph" style:parent-style-name="Standard">
      <style:text-properties fo:color="#ce181e" officeooo:rsid="009a1090" officeooo:paragraph-rsid="009a1090"/>
    </style:style>
    <style:style style:name="P237" style:family="paragraph" style:parent-style-name="Standard">
      <style:text-properties officeooo:rsid="00a91757" officeooo:paragraph-rsid="00a91757"/>
    </style:style>
    <style:style style:name="P238" style:family="paragraph" style:parent-style-name="Standard">
      <style:text-properties officeooo:rsid="00aaa652" officeooo:paragraph-rsid="00aaa652"/>
    </style:style>
    <style:style style:name="P239" style:family="paragraph" style:parent-style-name="Standard">
      <style:text-properties officeooo:rsid="00ab257f" officeooo:paragraph-rsid="00ab257f"/>
    </style:style>
    <style:style style:name="P240" style:family="paragraph" style:parent-style-name="Standard">
      <style:text-properties officeooo:rsid="00ab257f" officeooo:paragraph-rsid="00ad0732"/>
    </style:style>
    <style:style style:name="P241" style:family="paragraph" style:parent-style-name="Standard">
      <style:text-properties officeooo:rsid="00ad0732" officeooo:paragraph-rsid="00ad0732"/>
    </style:style>
    <style:style style:name="P242" style:family="paragraph" style:parent-style-name="Standard">
      <style:text-properties style:text-underline-style="solid" style:text-underline-type="double" style:text-underline-width="auto" style:text-underline-color="font-color" officeooo:rsid="00ab257f" officeooo:paragraph-rsid="00ad0732"/>
    </style:style>
    <style:style style:name="P243" style:family="paragraph" style:parent-style-name="Standard">
      <style:text-properties officeooo:rsid="00bb0543" officeooo:paragraph-rsid="00bb0543"/>
    </style:style>
    <style:style style:name="P24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5" style:family="paragraph" style:parent-style-name="Standard">
      <style:text-properties fo:font-style="italic" officeooo:rsid="00bb0543" officeooo:paragraph-rsid="00bb0543" style:font-style-asian="italic" style:font-style-complex="italic"/>
    </style:style>
    <style:style style:name="P246" style:family="paragraph" style:parent-style-name="Text_20_body">
      <style:text-properties fo:language="en" fo:country="AU" officeooo:rsid="000a27d1" officeooo:paragraph-rsid="000a27d1"/>
    </style:style>
    <style:style style:name="P247" style:family="paragraph" style:parent-style-name="Text_20_body">
      <style:text-properties fo:language="en" fo:country="AU" officeooo:rsid="000ae30a" officeooo:paragraph-rsid="000ae30a"/>
    </style:style>
    <style:style style:name="P248" style:family="paragraph" style:parent-style-name="Text_20_body">
      <style:text-properties fo:language="en" fo:country="AU" officeooo:rsid="000b1c2b" officeooo:paragraph-rsid="000b1c2b"/>
    </style:style>
    <style:style style:name="P249" style:family="paragraph" style:parent-style-name="Text_20_body">
      <style:text-properties fo:language="en" fo:country="AU" officeooo:rsid="00166c63" officeooo:paragraph-rsid="00166c63"/>
    </style:style>
    <style:style style:name="P250" style:family="paragraph" style:parent-style-name="Text_20_body">
      <style:text-properties fo:language="en" fo:country="AU" officeooo:rsid="001b2097" officeooo:paragraph-rsid="001b2097"/>
    </style:style>
    <style:style style:name="P251" style:family="paragraph" style:parent-style-name="Text_20_body">
      <style:text-properties fo:language="en" fo:country="AU" officeooo:rsid="001f5b0f" officeooo:paragraph-rsid="001f5b0f"/>
    </style:style>
    <style:style style:name="P252" style:family="paragraph" style:parent-style-name="Text_20_body">
      <style:text-properties fo:language="en" fo:country="AU" officeooo:rsid="00174e3c"/>
    </style:style>
    <style:style style:name="P253" style:family="paragraph" style:parent-style-name="Text_20_body">
      <style:text-properties officeooo:rsid="00174e3c" officeooo:paragraph-rsid="00174e3c"/>
    </style:style>
    <style:style style:name="P254" style:family="paragraph" style:parent-style-name="Text_20_body">
      <style:text-properties officeooo:rsid="001921ee" officeooo:paragraph-rsid="001921ee"/>
    </style:style>
    <style:style style:name="P255" style:family="paragraph" style:parent-style-name="Text_20_body">
      <style:text-properties style:font-name="Courier New2" fo:font-size="8pt" style:font-size-asian="8pt" style:font-size-complex="8pt"/>
    </style:style>
    <style:style style:name="P256" style:family="paragraph" style:parent-style-name="Text_20_body">
      <style:text-properties style:font-name="Courier New2" fo:font-size="9pt" style:font-size-asian="9pt" style:font-size-complex="9pt"/>
    </style:style>
    <style:style style:name="P257" style:family="paragraph" style:parent-style-name="Text_20_body">
      <style:text-properties style:font-name="Courier New2" fo:font-size="9pt" officeooo:rsid="00790055" officeooo:paragraph-rsid="00798aa4" style:font-size-asian="9pt" style:font-size-complex="9pt"/>
    </style:style>
    <style:style style:name="P258" style:family="paragraph" style:parent-style-name="Text_20_body">
      <style:text-properties officeooo:rsid="0054e7c0" officeooo:paragraph-rsid="0054e7c0"/>
    </style:style>
    <style:style style:name="P259" style:family="paragraph" style:parent-style-name="Text_20_body">
      <style:text-properties officeooo:rsid="0054e7c0" officeooo:paragraph-rsid="005c9ecb"/>
    </style:style>
    <style:style style:name="P260" style:family="paragraph" style:parent-style-name="Text_20_body">
      <style:text-properties officeooo:paragraph-rsid="005c9ecb"/>
    </style:style>
    <style:style style:name="P261" style:family="paragraph" style:parent-style-name="Text_20_body">
      <style:text-properties officeooo:rsid="005e84bc" officeooo:paragraph-rsid="005e84bc"/>
    </style:style>
    <style:style style:name="P262" style:family="paragraph" style:parent-style-name="Text_20_body">
      <style:text-properties officeooo:rsid="003bbc67" officeooo:paragraph-rsid="005e84bc"/>
    </style:style>
    <style:style style:name="P263" style:family="paragraph" style:parent-style-name="Text_20_body">
      <style:text-properties officeooo:rsid="003bbc67" officeooo:paragraph-rsid="005f5fb0"/>
    </style:style>
    <style:style style:name="P264" style:family="paragraph" style:parent-style-name="Text_20_body">
      <style:text-properties officeooo:rsid="003bbc67" officeooo:paragraph-rsid="0069e2a9"/>
    </style:style>
    <style:style style:name="P265" style:family="paragraph" style:parent-style-name="Text_20_body">
      <style:text-properties officeooo:rsid="005f5fb0" officeooo:paragraph-rsid="005f5fb0"/>
    </style:style>
    <style:style style:name="P266" style:family="paragraph" style:parent-style-name="Text_20_body">
      <style:text-properties officeooo:rsid="0060e6b2" officeooo:paragraph-rsid="0060e6b2"/>
    </style:style>
    <style:style style:name="P267" style:family="paragraph" style:parent-style-name="Text_20_body">
      <style:text-properties officeooo:rsid="0065c607" officeooo:paragraph-rsid="0065c607"/>
    </style:style>
    <style:style style:name="P268" style:family="paragraph" style:parent-style-name="Text_20_body">
      <style:text-properties officeooo:rsid="0065c607" officeooo:paragraph-rsid="00697b25"/>
    </style:style>
    <style:style style:name="P269" style:family="paragraph" style:parent-style-name="Text_20_body">
      <style:text-properties officeooo:rsid="00688491" officeooo:paragraph-rsid="00688491"/>
    </style:style>
    <style:style style:name="P270" style:family="paragraph" style:parent-style-name="Text_20_body">
      <style:text-properties officeooo:rsid="0069c75b" officeooo:paragraph-rsid="0069c75b"/>
    </style:style>
    <style:style style:name="P271" style:family="paragraph" style:parent-style-name="Text_20_body">
      <style:text-properties officeooo:rsid="00697b25" officeooo:paragraph-rsid="00697b25"/>
    </style:style>
    <style:style style:name="P272" style:family="paragraph" style:parent-style-name="Text_20_body">
      <style:text-properties officeooo:rsid="0069e2a9" officeooo:paragraph-rsid="0069e2a9"/>
    </style:style>
    <style:style style:name="P273" style:family="paragraph" style:parent-style-name="Text_20_body">
      <style:text-properties officeooo:rsid="0069e2a9" officeooo:paragraph-rsid="008b1f51"/>
    </style:style>
    <style:style style:name="P274"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75" style:family="paragraph" style:parent-style-name="Text_20_body">
      <style:text-properties officeooo:rsid="008b1f51" officeooo:paragraph-rsid="008b1f51"/>
    </style:style>
    <style:style style:name="P276" style:family="paragraph" style:parent-style-name="Text_20_body">
      <style:text-properties officeooo:rsid="008c6d7a" officeooo:paragraph-rsid="008c6d7a"/>
    </style:style>
    <style:style style:name="P277"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78" style:family="paragraph" style:parent-style-name="Text_20_body">
      <style:text-properties fo:color="#ce181e" officeooo:rsid="009a1090" officeooo:paragraph-rsid="009a1090"/>
    </style:style>
    <style:style style:name="P279" style:family="paragraph" style:parent-style-name="Text_20_body">
      <style:text-properties fo:color="#ce181e" officeooo:rsid="009a1090" officeooo:paragraph-rsid="009f7423"/>
    </style:style>
    <style:style style:name="P280" style:family="paragraph" style:parent-style-name="Text_20_body">
      <style:text-properties officeooo:paragraph-rsid="009a1090"/>
    </style:style>
    <style:style style:name="P281" style:family="paragraph" style:parent-style-name="Text_20_body">
      <style:text-properties officeooo:paragraph-rsid="009f7423"/>
    </style:style>
    <style:style style:name="P282" style:family="paragraph" style:parent-style-name="Text_20_body">
      <style:text-properties officeooo:paragraph-rsid="00bef0bb"/>
    </style:style>
    <style:style style:name="P283"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84"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85" style:family="paragraph" style:parent-style-name="Standard">
      <style:paragraph-properties fo:margin-left="1.27cm" fo:margin-right="0cm" fo:text-indent="0cm" style:auto-text-indent="false"/>
      <style:text-properties officeooo:rsid="00622b37" officeooo:paragraph-rsid="00622b37"/>
    </style:style>
    <style:style style:name="P286"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87"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8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9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91" style:family="paragraph" style:parent-style-name="Standard">
      <style:paragraph-properties fo:margin-left="0cm" fo:margin-right="0cm" fo:text-indent="0cm" style:auto-text-indent="false"/>
    </style:style>
    <style:style style:name="P292"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93"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94"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95" style:family="paragraph" style:parent-style-name="Standard">
      <style:paragraph-properties fo:margin-left="0cm" fo:margin-right="0cm" fo:text-indent="0cm" style:auto-text-indent="false"/>
      <style:text-properties officeooo:paragraph-rsid="00790055"/>
    </style:style>
    <style:style style:name="P296"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97" style:family="paragraph" style:parent-style-name="Table_20_index_20_1">
      <style:paragraph-properties>
        <style:tab-stops>
          <style:tab-stop style:position="15.921cm" style:type="right" style:leader-style="dotted" style:leader-text="."/>
        </style:tab-stops>
      </style:paragraph-properties>
    </style:style>
    <style:style style:name="P298"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99" style:family="paragraph" style:parent-style-name="Figure">
      <style:text-properties officeooo:paragraph-rsid="007145c3"/>
    </style:style>
    <style:style style:name="P300"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01" style:family="paragraph" style:parent-style-name="Contents_20_1">
      <style:paragraph-properties>
        <style:tab-stops>
          <style:tab-stop style:position="15.921cm" style:type="right" style:leader-style="dotted" style:leader-text="."/>
        </style:tab-stops>
      </style:paragraph-properties>
    </style:style>
    <style:style style:name="P302" style:family="paragraph" style:parent-style-name="Contents_20_2">
      <style:paragraph-properties>
        <style:tab-stops>
          <style:tab-stop style:position="15.921cm" style:type="right" style:leader-style="dotted" style:leader-text="."/>
        </style:tab-stops>
      </style:paragraph-properties>
    </style:style>
    <style:style style:name="P303" style:family="paragraph" style:parent-style-name="Standard" style:list-style-name="L3">
      <style:text-properties fo:language="en" fo:country="AU" officeooo:rsid="0090867a" officeooo:paragraph-rsid="0090867a"/>
    </style:style>
    <style:style style:name="P304" style:family="paragraph" style:parent-style-name="Standard" style:list-style-name="L3">
      <style:text-properties fo:language="en" fo:country="AU" officeooo:rsid="00926fd3" officeooo:paragraph-rsid="00926fd3"/>
    </style:style>
    <style:style style:name="P305" style:family="paragraph" style:parent-style-name="Standard">
      <style:text-properties officeooo:rsid="0014bc8a" officeooo:paragraph-rsid="0014bc8a"/>
    </style:style>
    <style:style style:name="P306" style:family="paragraph" style:parent-style-name="Standard" style:list-style-name="L8">
      <style:text-properties officeooo:paragraph-rsid="00c36ed2"/>
    </style:style>
    <style:style style:name="P307"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08" style:family="paragraph" style:parent-style-name="Standard" style:list-style-name="L6">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09" style:family="paragraph" style:parent-style-name="Standard" style:list-style-name="L6">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10"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11"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12" style:family="paragraph" style:parent-style-name="Title" style:master-page-name="Standard">
      <style:paragraph-properties style:page-number="1"/>
      <style:text-properties fo:language="en" fo:country="AU"/>
    </style:style>
    <style:style style:name="P313" style:family="paragraph" style:parent-style-name="Text_20_body" style:list-style-name="L2"/>
    <style:style style:name="P314" style:family="paragraph" style:parent-style-name="Text_20_body" style:list-style-name="L5"/>
    <style:style style:name="P315"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16" style:family="paragraph" style:parent-style-name="Text_20_body" style:list-style-name="L5">
      <style:paragraph-properties fo:margin-top="0cm" fo:margin-bottom="0cm" loext:contextual-spacing="false"/>
    </style:style>
    <style:style style:name="P317" style:family="paragraph">
      <loext:graphic-properties draw:fill="solid" draw:fill-color="#dddddd"/>
      <style:text-properties style:font-name="Courier New2" fo:font-size="9pt" style:font-size-asian="9pt" style:font-size-complex="9pt"/>
    </style:style>
    <style:style style:name="P318" style:family="paragraph">
      <loext:graphic-properties draw:fill="solid" draw:fill-color="#dddddd"/>
      <style:text-properties style:font-name="Courier New2" fo:font-size="10pt" style:font-size-asian="10pt" style:font-size-complex="10pt"/>
    </style:style>
    <style:style style:name="P319" style:family="paragraph">
      <loext:graphic-properties draw:fill="solid" draw:fill-color="#dddddd"/>
    </style:style>
    <style:style style:name="P320" style:family="paragraph">
      <loext:graphic-properties draw:fill="solid" draw:fill-color="#dddddd"/>
      <style:text-properties style:font-name="Courier New2" fo:font-size="9pt" style:font-size-asian="9pt" style:font-name-complex="Courier New2" style:font-size-complex="9pt"/>
    </style:style>
    <style:style style:name="P321" style:family="paragraph">
      <loext:graphic-properties draw:fill="none" draw:fill-color="#ffffff"/>
      <style:text-properties style:font-name="Courier New1" fo:font-size="10pt" style:font-size-asian="10pt" style:font-size-complex="10pt"/>
    </style:style>
    <style:style style:name="P322" style:family="paragraph">
      <style:paragraph-properties fo:margin-left="1.27cm" fo:margin-right="0cm" fo:text-indent="0cm"/>
    </style:style>
    <style:style style:name="P323" style:family="paragraph">
      <style:paragraph-properties fo:margin-left="0cm" fo:margin-right="0cm" fo:text-indent="0cm"/>
    </style:style>
    <style:style style:name="P324" style:family="paragraph">
      <loext:graphic-properties draw:fill="solid" draw:fill-color="#dddddd"/>
      <style:text-properties fo:font-size="12pt" style:font-size-asian="9pt" style:font-size-complex="9pt"/>
    </style:style>
    <style:style style:name="P325" style:family="paragraph">
      <loext:graphic-properties draw:fill="solid" draw:fill-color="#cccccc"/>
      <style:text-properties style:font-name="Courier New2" fo:font-size="9.5pt" style:font-size-asian="9.5pt" style:font-size-complex="9.5pt"/>
    </style:style>
    <style:style style:name="P326" style:family="paragraph">
      <loext:graphic-properties draw:fill="solid" draw:fill-color="#dddddd"/>
      <style:text-properties style:font-name="Courier New2" fo:font-size="8pt" style:font-size-asian="8pt" style:font-size-complex="8pt"/>
    </style:style>
    <style:style style:name="P327"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officeooo:rsid="008f6fff"/>
    </style:style>
    <style:style style:name="T80" style:family="text">
      <style:text-properties officeooo:rsid="0090867a"/>
    </style:style>
    <style:style style:name="T81" style:family="text">
      <style:text-properties officeooo:rsid="00926fd3"/>
    </style:style>
    <style:style style:name="T82" style:family="text">
      <style:text-properties officeooo:rsid="00958e8c"/>
    </style:style>
    <style:style style:name="T83" style:family="text">
      <style:text-properties officeooo:rsid="0099041c"/>
    </style:style>
    <style:style style:name="T84" style:family="text">
      <style:text-properties style:font-name="FreeMono"/>
    </style:style>
    <style:style style:name="T85" style:family="text">
      <style:text-properties officeooo:rsid="009c2e46"/>
    </style:style>
    <style:style style:name="T86" style:family="text">
      <style:text-properties officeooo:rsid="00aaa652"/>
    </style:style>
    <style:style style:name="T87" style:family="text">
      <style:text-properties officeooo:rsid="00aed878"/>
    </style:style>
    <style:style style:name="T88" style:family="text">
      <style:text-properties officeooo:rsid="00b4397d"/>
    </style:style>
    <style:style style:name="T89" style:family="text">
      <style:text-properties fo:font-weight="bold" style:font-weight-asian="bold" style:font-weight-complex="bold"/>
    </style:style>
    <style:style style:name="T90" style:family="text">
      <style:text-properties fo:color="#2fb41d" style:font-name="Menlo-Bold" fo:font-size="11pt" fo:font-weight="bold" style:font-size-asian="11pt" style:font-weight-asian="bold"/>
    </style:style>
    <style:style style:name="T91" style:family="text">
      <style:text-properties fo:color="#2fb41d" style:font-name="Menlo-Bold" fo:font-size="11pt" fo:font-style="normal" fo:font-weight="bold" style:font-size-asian="11pt" style:font-style-asian="normal" style:font-weight-asian="bold" style:font-style-complex="normal"/>
    </style:style>
    <style:style style:name="T92" style:family="text">
      <style:text-properties fo:color="#400bd9" style:font-name="Menlo-Bold" fo:font-size="11pt" fo:font-weight="bold" style:font-size-asian="11pt" style:font-weight-asian="bold"/>
    </style:style>
    <style:style style:name="T93" style:family="text">
      <style:text-properties fo:color="#b42419" style:font-name="Menlo-Bold" fo:font-size="11pt" fo:font-weight="bold" style:font-size-asian="11pt" style:font-weight-asian="bold"/>
    </style:style>
    <style:style style:name="T94" style:family="text">
      <style:text-properties officeooo:rsid="00bb8f7d"/>
    </style:style>
    <style:style style:name="T95" style:family="text">
      <style:text-properties officeooo:rsid="00c04284"/>
    </style:style>
    <style:style style:name="T96" style:family="text">
      <style:text-properties officeooo:rsid="00c36ed2"/>
    </style:style>
    <style:style style:name="T97" style:family="text">
      <style:text-properties style:font-name="Courier New2" fo:font-size="9pt" style:font-size-asian="9pt" style:font-size-complex="9pt"/>
    </style:style>
    <style:style style:name="T98" style:family="text">
      <style:text-properties style:font-name="Courier New2" fo:font-size="9pt" style:font-size-asian="9pt" style:font-name-complex="Courier New2" style:font-size-complex="9pt"/>
    </style:style>
    <style:style style:name="T99" style:family="text">
      <style:text-properties style:font-name="Courier New2" fo:font-size="9pt" style:font-name-complex="Courier New2"/>
    </style:style>
    <style:style style:name="T100" style:family="text">
      <style:text-properties style:font-name="Courier New2" fo:font-size="8pt" style:font-size-asian="8pt" style:font-size-complex="8pt"/>
    </style:style>
    <style:style style:name="T101" style:family="text">
      <style:text-properties style:font-name="Courier New1" fo:font-size="10pt" style:font-size-asian="10pt" style:font-name-complex="Courier New1" style:font-size-complex="10pt"/>
    </style:style>
    <style:style style:name="T102" style:family="text">
      <style:text-properties fo:color="#ce181e" style:font-name="Courier New2" fo:font-size="9pt" style:font-size-asian="9pt" style:font-size-complex="9pt"/>
    </style:style>
    <style:style style:name="T103" style:family="text">
      <style:text-properties style:font-name="Courier New2" fo:font-size="9.5pt" style:font-size-asian="9.5pt" style:font-size-complex="9.5pt"/>
    </style:style>
    <style:style style:name="T104"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5" style:family="text">
      <style:text-properties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1"><text:a xlink:type="simple" xlink:href="#__RefHeading___Toc1518_4284848634" text:style-name="Internet_20_link" text:visited-style-name="Visited_20_Internet_20_Link">High Level Overview<text:tab/>1</text:a></text:p>
          <text:p text:style-name="P302"><text:a xlink:type="simple" xlink:href="#__RefHeading___Toc1522_4284848634" text:style-name="Internet_20_link" text:visited-style-name="Visited_20_Internet_20_Link">Definitions<text:tab/>3</text:a></text:p>
          <text:p text:style-name="P302"><text:a xlink:type="simple" xlink:href="#__RefHeading___Toc1524_4284848634" text:style-name="Internet_20_link" text:visited-style-name="Visited_20_Internet_20_Link">Principles<text:tab/>3</text:a></text:p>
          <text:p text:style-name="P301"><text:a xlink:type="simple" xlink:href="#__RefHeading___Toc2512_1703417213" text:style-name="Internet_20_link" text:visited-style-name="Visited_20_Internet_20_Link">Interfacing to the Sims.<text:tab/>4</text:a></text:p>
          <text:p text:style-name="P302"><text:a xlink:type="simple" xlink:href="#__RefHeading___Toc2514_1703417213" text:style-name="Internet_20_link" text:visited-style-name="Visited_20_Internet_20_Link">P3d<text:tab/>4</text:a></text:p>
          <text:p text:style-name="P302"><text:a xlink:type="simple" xlink:href="#__RefHeading___Toc2516_1703417213" text:style-name="Internet_20_link" text:visited-style-name="Visited_20_Internet_20_Link">DCS<text:tab/>6</text:a></text:p>
          <text:p text:style-name="P302"><text:a xlink:type="simple" xlink:href="#__RefHeading___Toc2518_1703417213" text:style-name="Internet_20_link" text:visited-style-name="Visited_20_Internet_20_Link">X-Plane<text:tab/>6</text:a></text:p>
          <text:p text:style-name="P301"><text:a xlink:type="simple" xlink:href="#__RefHeading___Toc1520_4284848634" text:style-name="Internet_20_link" text:visited-style-name="Visited_20_Internet_20_Link">Choice of platform for the hardware interface.<text:tab/>10</text:a></text:p>
          <text:p text:style-name="P301"><text:a xlink:type="simple" xlink:href="#__RefHeading___Toc1642_4284848634" text:style-name="Internet_20_link" text:visited-style-name="Visited_20_Internet_20_Link">Program tasks<text:tab/>10</text:a></text:p>
          <text:p text:style-name="P301"><text:a xlink:type="simple" xlink:href="#__RefHeading___Toc1644_4284848634" text:style-name="Internet_20_link" text:visited-style-name="Visited_20_Internet_20_Link">Protocols<text:tab/>10</text:a></text:p>
          <text:p text:style-name="P301"><text:a xlink:type="simple" xlink:href="#__RefHeading___Toc1646_4284848634" text:style-name="Internet_20_link" text:visited-style-name="Visited_20_Internet_20_Link">Learning's from Different Modules<text:tab/>11</text:a></text:p>
          <text:p text:style-name="P302"><text:a xlink:type="simple" xlink:href="#__RefHeading___Toc3113_1369685780" text:style-name="Internet_20_link" text:visited-style-name="Visited_20_Internet_20_Link">Determining which Simulator is Operational<text:tab/>11</text:a></text:p>
          <text:p text:style-name="P302"><text:a xlink:type="simple" xlink:href="#__RefHeading___Toc3115_1369685780" text:style-name="Internet_20_link" text:visited-style-name="Visited_20_Internet_20_Link">Raspberry Pi<text:tab/>12</text:a></text:p>
          <text:p text:style-name="P301"><text:a xlink:type="simple" xlink:href="#__RefHeading___Toc1650_4284848634" text:style-name="Internet_20_link" text:visited-style-name="Visited_20_Internet_20_Link">Initiating Scripts on Pi Nodes<text:tab/>12</text:a></text:p>
          <text:p text:style-name="P301"><text:a xlink:type="simple" xlink:href="#__RefHeading___Toc1652_4284848634" text:style-name="Internet_20_link" text:visited-style-name="Visited_20_Internet_20_Link">Receive UDP Port utilisation<text:tab/>13</text:a></text:p>
          <text:p text:style-name="P301"><text:a xlink:type="simple" xlink:href="#__RefHeading___Toc1766_4284848634" text:style-name="Internet_20_link" text:visited-style-name="Visited_20_Internet_20_Link">System Flows<text:tab/>16</text:a></text:p>
          <text:p text:style-name="P301"><text:a xlink:type="simple" xlink:href="#__RefHeading___Toc1654_4284848634" text:style-name="Internet_20_link" text:visited-style-name="Visited_20_Internet_20_Link">Code Modules<text:tab/>18</text:a></text:p>
          <text:p text:style-name="P302"><text:a xlink:type="simple" xlink:href="#__RefHeading___Toc4945_4129704995" text:style-name="Internet_20_link" text:visited-style-name="Visited_20_Internet_20_Link">Hornet Altimeter<text:tab/>18</text:a></text:p>
          <text:p text:style-name="P302"><text:a xlink:type="simple" xlink:href="#__RefHeading___Toc2520_1703417213" text:style-name="Internet_20_link" text:visited-style-name="Visited_20_Internet_20_Link">PyHWLink_Arduino_Sender_Emulator<text:tab/>18</text:a></text:p>
          <text:p text:style-name="P302"><text:a xlink:type="simple" xlink:href="#__RefHeading___Toc2874_2441664609" text:style-name="Internet_20_link" text:visited-style-name="Visited_20_Internet_20_Link">PyHWLink_Display_Output_Emulator<text:tab/>19</text:a></text:p>
          <text:p text:style-name="P302"><text:a xlink:type="simple" xlink:href="#__RefHeading___Toc2522_1703417213" text:style-name="Internet_20_link" text:visited-style-name="Visited_20_Internet_20_Link">PyHWLink_GUI_Sender<text:tab/>19</text:a></text:p>
          <text:p text:style-name="P302"><text:a xlink:type="simple" xlink:href="#__RefHeading___Toc2773_1482856887" text:style-name="Internet_20_link" text:visited-style-name="Visited_20_Internet_20_Link">PyHWLink_Lamp_Output_Emulator<text:tab/>22</text:a></text:p>
          <text:p text:style-name="P302"><text:a xlink:type="simple" xlink:href="#__RefHeading___Toc2677_214636671" text:style-name="Internet_20_link" text:visited-style-name="Visited_20_Internet_20_Link">PyHWLink_Keystroke_Sender<text:tab/>22</text:a></text:p>
          <text:p text:style-name="P302"><text:a xlink:type="simple" xlink:href="#__RefHeading___Toc1275_2271273762" text:style-name="Internet_20_link" text:visited-style-name="Visited_20_Internet_20_Link">PyHWLink_Pri_Node_Input<text:tab/>23</text:a></text:p>
          <text:p text:style-name="P302"><text:a xlink:type="simple" xlink:href="#__RefHeading___Toc4552_34507448" text:style-name="Internet_20_link" text:visited-style-name="Visited_20_Internet_20_Link">pyHWLink_Radio_Control<text:tab/>23</text:a></text:p>
          <text:p text:style-name="P302"><text:a xlink:type="simple" xlink:href="#__RefHeading___Toc3395_1178582860" text:style-name="Internet_20_link" text:visited-style-name="Visited_20_Internet_20_Link">pyHWLink_Serial<text:tab/>24</text:a></text:p>
          <text:p text:style-name="P302"><text:a xlink:type="simple" xlink:href="#__RefHeading___Toc1768_4284848634" text:style-name="Internet_20_link" text:visited-style-name="Visited_20_Internet_20_Link">pyHWLink_USB_Reader<text:tab/>27</text:a></text:p>
          <text:p text:style-name="P302"><text:a xlink:type="simple" xlink:href="#__RefHeading___Toc4554_34507448" text:style-name="Internet_20_link" text:visited-style-name="Visited_20_Internet_20_Link">USB Interfaces<text:tab/>28</text:a></text:p>
          <text:p text:style-name="P302"><text:a xlink:type="simple" xlink:href="#__RefHeading___Toc3397_1178582860" text:style-name="Internet_20_link" text:visited-style-name="Visited_20_Internet_20_Link">SimConnect_To_IP<text:tab/>30</text:a></text:p>
          <text:p text:style-name="P302"><text:a xlink:type="simple" xlink:href="#__RefHeading___Toc2524_1703417213" text:style-name="Internet_20_link" text:visited-style-name="Visited_20_Internet_20_Link">PyHWLink_Control_XPlane<text:tab/>31</text:a></text:p>
          <text:p text:style-name="P302"><text:a xlink:type="simple" xlink:href="#__RefHeading___Toc4133_1725760619" text:style-name="Internet_20_link" text:visited-style-name="Visited_20_Internet_20_Link">UDP_Input_Control<text:tab/>33</text:a></text:p>
          <text:p text:style-name="P302"><text:a xlink:type="simple" xlink:href="#__RefHeading___Toc1656_4284848634" text:style-name="Internet_20_link" text:visited-style-name="Visited_20_Internet_20_Link">UDP_Reflector<text:tab/>34</text:a></text:p>
          <text:p text:style-name="P301"><text:a xlink:type="simple" xlink:href="#__RefHeading___Toc1660_4284848634" text:style-name="Internet_20_link" text:visited-style-name="Visited_20_Internet_20_Link">Code Status<text:tab/>35</text:a></text:p>
          <text:p text:style-name="P301"><text:a xlink:type="simple" xlink:href="#__RefHeading___Toc1526_4284848634" text:style-name="Internet_20_link" text:visited-style-name="Visited_20_Internet_20_Link">Coding Learnings<text:tab/>35</text:a></text:p>
          <text:p text:style-name="P302"><text:a xlink:type="simple" xlink:href="#__RefHeading___Toc1528_4284848634" text:style-name="Internet_20_link" text:visited-style-name="Visited_20_Internet_20_Link">Logging<text:tab/>35</text:a></text:p>
          <text:p text:style-name="P302"><text:a xlink:type="simple" xlink:href="#__RefHeading___Toc1530_4284848634" text:style-name="Internet_20_link" text:visited-style-name="Visited_20_Internet_20_Link">Command Line Parameters<text:tab/>36</text:a></text:p>
          <text:p text:style-name="P302"><text:a xlink:type="simple" xlink:href="#__RefHeading___Toc1532_4284848634" text:style-name="Internet_20_link" text:visited-style-name="Visited_20_Internet_20_Link">Configuration Files<text:tab/>37</text:a></text:p>
          <text:p text:style-name="P302"><text:a xlink:type="simple" xlink:href="#__RefHeading___Toc1534_4284848634" text:style-name="Internet_20_link" text:visited-style-name="Visited_20_Internet_20_Link">Error Handling In Python<text:tab/>38</text:a></text:p>
          <text:p text:style-name="P302"><text:a xlink:type="simple" xlink:href="#__RefHeading___Toc1277_2271273762" text:style-name="Internet_20_link" text:visited-style-name="Visited_20_Internet_20_Link">Persisting Information<text:tab/>39</text:a></text:p>
          <text:p text:style-name="P302"><text:a xlink:type="simple" xlink:href="#__RefHeading___Toc1279_2271273762" text:style-name="Internet_20_link" text:visited-style-name="Visited_20_Internet_20_Link">Networking in Python<text:tab/>40</text:a></text:p>
          <text:p text:style-name="P302"><text:a xlink:type="simple" xlink:href="#__RefHeading___Toc1426_2109721845" text:style-name="Internet_20_link" text:visited-style-name="Visited_20_Internet_20_Link">Pick a Python Version<text:tab/>42</text:a></text:p>
          <text:p text:style-name="P302"><text:a xlink:type="simple" xlink:href="#__RefHeading___Toc1428_2109721845" text:style-name="Internet_20_link" text:visited-style-name="Visited_20_Internet_20_Link">Processing Data<text:tab/>43</text:a></text:p>
          <text:p text:style-name="P302"><text:a xlink:type="simple" xlink:href="#__RefHeading___Toc2769_1482856887" text:style-name="Internet_20_link" text:visited-style-name="Visited_20_Internet_20_Link">Working with Datasets<text:tab/>45</text:a></text:p>
          <text:p text:style-name="P302"><text:soft-page-break/><text:a xlink:type="simple" xlink:href="#__RefHeading___Toc4128_1725760619" text:style-name="Internet_20_link" text:visited-style-name="Visited_20_Internet_20_Link">Working with Dictionaries of Dictionaries<text:tab/>45</text:a></text:p>
          <text:p text:style-name="P302"><text:a xlink:type="simple" xlink:href="#__RefHeading___Toc2876_2441664609" text:style-name="Internet_20_link" text:visited-style-name="Visited_20_Internet_20_Link">Working with a GUI<text:tab/>46</text:a></text:p>
          <text:p text:style-name="P302"><text:a xlink:type="simple" xlink:href="#__RefHeading___Toc1536_4284848634" text:style-name="Internet_20_link" text:visited-style-name="Visited_20_Internet_20_Link">PI Addressing<text:tab/>48</text:a></text:p>
          <text:p text:style-name="P301"><text:a xlink:type="simple" xlink:href="#__RefHeading___Toc3053_2569421048" text:style-name="Internet_20_link" text:visited-style-name="Visited_20_Internet_20_Link">Interfacing to a GPS<text:tab/>48</text:a></text:p>
          <text:p text:style-name="P301"><text:a xlink:type="simple" xlink:href="#__RefHeading___Toc9244_2128841933" text:style-name="Internet_20_link" text:visited-style-name="Visited_20_Internet_20_Link">Hardware Details<text:tab/>49</text:a></text:p>
          <text:p text:style-name="P302"><text:a xlink:type="simple" xlink:href="#__RefHeading___Toc9246_2128841933" text:style-name="Internet_20_link" text:visited-style-name="Visited_20_Internet_20_Link">Graphical OLED – SSD1306<text:tab/>49</text:a></text:p>
          <text:p text:style-name="P301"><text:a xlink:type="simple" xlink:href="#__RefHeading___Toc1772_4284848634" text:style-name="Internet_20_link" text:visited-style-name="Visited_20_Internet_20_Link">Code To Dos<text:tab/>51</text:a></text:p>
          <text:p text:style-name="P302"><text:a xlink:type="simple" xlink:href="#__RefHeading___Toc1774_4284848634" text:style-name="Internet_20_link" text:visited-style-name="Visited_20_Internet_20_Link">pyHWLink_USB_Reader<text:tab/>51</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3736641665" text:style-name="L1">
        <text:list-item>
          <text:p text:style-name="P307">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07">Accept inputs from push, toggle, rotary, and rotary encoders.</text:p>
        </text:list-item>
        <text:list-item>
          <text:p text:style-name="P307">Outputs – analog and digital, text. <text:s/>All outputs are normalised before being send to output card/block. <text:s/>Should consider the format used by DCS-BIOS</text:p>
        </text:list-item>
        <text:list-item>
          <text:p text:style-name="P307">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07">A shallow native shim is used to link the simulator to this hardware modules. <text:s/>As an example, LUA is used with DCS, for P3D Sim Connect used.</text:p>
        </text:list-item>
        <text:list-item>
          <text:p text:style-name="P307">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07">Indicator test, a single command will be supported to light all indicators, and perhaps cycle gauges.</text:p>
        </text:list-item>
        <text:list-item>
          <text:p text:style-name="P307">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07">Will initially develop using DCS, and the variable names currently used by the A10</text:p>
        </text:list-item>
        <text:list-item>
          <text:p text:style-name="P307">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07">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07">Each distributed node will have a Unique identifier, which largely is used to uniquely identify different input modules.</text:p>
        </text:list-item>
        <text:list-item>
          <text:p text:style-name="P307">Each distributed node will maintain a state machine for its interfaces, sending only deltas to the Primary Node</text:p>
        </text:list-item>
        <text:list-item>
          <text:p text:style-name="P307">Distributed nodes receiving non-string values receive data as A=V:A1=V1:A2=V2</text:p>
        </text:list-item>
        <text:list-item>
          <text:p text:style-name="P307">Packets from input nodes will have the format of DX:A=V:A1=V1, where X is the input node number. <text:s/>The Node number is only indicated in the front of the packet, not at the individual AV pair.</text:p>
        </text:list-item>
        <text:list-item>
          <text:p text:style-name="P307">If an AV pair is not known it will be silently discarded unless the Primary node is in learning mode – where it will ask the operator what task should be assigned to the unknown AV pair.</text:p>
        </text:list-item>
        <text:list-item>
          <text:p text:style-name="P307">Learning Mode is determined by an argument on the command line ‘learning’ or in the </text:p>
        </text:list-item>
        <text:list-item>
          <text:p text:style-name="P307">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56">Useful URLS</text:p>
      <text:p text:style-name="P256">https://www.prepar3d.com/SDKv4/sdk/simconnect_api/managed_simconnect_projects.html</text:p>
      <text:p text:style-name="P256">Variables</text:p>
      <text:p text:style-name="P256"><text:soft-page-break/><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57">Code Fragments to Support SimC<text:span text:style-name="T87">o</text:span>nnect</text:p>
      <text:p text:style-name="P274">// User-defined win32 event </text:p>
      <text:p text:style-name="P291"><text:span text:style-name="T56">const</text:span><text:span text:style-name="T38"> </text:span><text:span text:style-name="T56">int</text:span><text:span text:style-name="T38"> WM_USER_SIMCONNECT = 0x0402;</text:span></text:p>
      <text:p text:style-name="P292"/>
      <text:p text:style-name="P296">// SimConnect object </text:p>
      <text:p text:style-name="P295"><text:span text:style-name="T39">SimConnect simconnect = </text:span><text:span text:style-name="T57">null</text:span><text:span text:style-name="T39">;</text:span></text:p>
      <text:p text:style-name="P294"/>
      <text:p text:style-name="P296">// this is how you declare a data structure so that </text:p>
      <text:p text:style-name="P219">// simconnect knows how to fill it/read it. </text:p>
      <text:p text:style-name="P219">// When Adding variables to receive need to add them to this datastructure as well as the request itself ininitDataRequest</text:p>
      <text:p text:style-name="P219"/>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293"><text:s text:c="4"/>};</text:p>
      <text:p text:style-name="P295"><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8"><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8"><text:span text:style-name="T38"><text:s text:c="9"/>UDP_Playload = UDP_Playload + </text:span><text:span text:style-name="T59">",timezoneoffset:"</text:span><text:span text:style-name="T38"> +</text:span></text:p>
      <text:p text:style-name="P205"><text:s text:c="12"/>s1.time_zone_offset.ToString();</text:p>
      <text:p text:style-name="P218"><text:soft-page-break/><text:span text:style-name="T38"><text:s text:c="9"/>UDP_Playload = UDP_Playload + </text:span><text:span text:style-name="T59">",trueheading:"</text:span><text:span text:style-name="T38"> +</text:span></text:p>
      <text:p text:style-name="P205"><text:s text:c="12"/>s1.plane_heading_degrees_true.ToString();</text:p>
      <text:p text:style-name="P218"><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8"><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293"><text:s text:c="5"/>}</text:p>
      <text:p text:style-name="P293"/>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62">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72"/>
      <text:p text:style-name="P262"><text:soft-page-break/></text:p>
      <text:p text:style-name="P262">Simply selec<text:span text:style-name="T34">t the v</text:span>alues of Interest, <text:s/>(eg Speeds, Lat,Long, Altitude) <text:span text:style-name="T35">in the Telemetry screen. </text:span></text:p>
      <text:p text:style-name="P262">A warning will be presented that the Network Data Output hasn't been configure<text:span text:style-name="T35">d. </text:span><text:s/>Enter IP Address and target port (as of 20181229 using common port 13136 - but this is likely to change)</text:p>
      <text:p text:style-name="P262"><draw:frame draw:style-name="fr1" draw:name="Frame13" text:anchor-type="paragraph" svg:width="15.921cm" draw:z-index="24"><draw:text-box fo:min-height="6.313cm"><text:p text:style-name="Figure"><draw:frame draw:style-name="fr10" draw:name="Image7" text:anchor-type="as-char" svg:width="15.921cm" style:rel-width="100%" svg:height="6.313cm" style:rel-height="scale" draw:z-index="52"><draw:image xlink:href="Pictures/10000000000006020000026229577A65E21EE0C8.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66">The following settings are used for driving the GPS</text:p>
      <text:p text:style-name="P266"><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53"><draw:image xlink:href="Pictures/1000000000000413000001685E8557A2280E744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75">The mapping of values is described here <text:a xlink:type="simple" xlink:href="https://www.x-plane.com/kb/data-set-output-table/" text:style-name="Internet_20_link" text:visited-style-name="Visited_20_Internet_20_Link">https://www.x-plane.com/kb/data-set-output-table/</text:a></text:p>
      <text:p text:style-name="P273"/>
      <text:p text:style-name="P272">Selecting the three indexes results in there being three <text:span text:style-name="T71">record sets</text:span> sent per update <text:span text:style-name="T71">(in a single packet)</text:span>. <text:s/>A very useful site that explains how this hangs together is <text:soft-page-break/><text:a xlink:type="simple" xlink:href="http://www.nuclearprojects.com/xplane/receivedata.shtml" text:style-name="Internet_20_link" text:visited-style-name="Visited_20_Internet_20_Link">http://www.nuclearprojects.com/xplane/receivedata.shtml</text:a>.</text:p>
      <text:p text:style-name="P272">Whilst it specifically discussed coding in c#, the packet format on the wire is the common.</text:p>
      <text:p text:style-name="Text_20_body">All data is sent as bytes</text:p>
      <text:list xml:id="list3519528695" text:style-name="L2">
        <text:list-item>
          <text:p text:style-name="P313">There are 41 bytes per sentence</text:p>
          <text:list>
            <text:list-item>
              <text:p text:style-name="P313">The first 5 bytes are the message header, or "<text:span text:style-name="T45">prologue</text:span>"</text:p>
              <text:list>
                <text:list-item>
                  <text:p text:style-name="P313">First 4 of the 5 <text:span text:style-name="T45">prologue</text:span> bytes are the message type, like "DATA"</text:p>
                </text:list-item>
                <text:list-item>
                  <text:p text:style-name="P313">Fifth byte of <text:span text:style-name="T45">prologue</text:span> is an "internal-use" byte</text:p>
                </text:list-item>
              </text:list>
            </text:list-item>
            <text:list-item>
              <text:p text:style-name="P313">The next 36 bytes are the message</text:p>
              <text:list>
                <text:list-item>
                  <text:p text:style-name="P313">First 4 bytes of message indicates the index number of a data element, as shown in the Data Output screen in X-Plane</text:p>
                </text:list-item>
                <text:list-item>
                  <text:p text:style-name="P313">Last 32 bytes is the data, up to 8 single-precision floating point numbers <text:span text:style-name="T45">(4 bytes per floating point number)</text:span></text:p>
                </text:list-item>
              </text:list>
            </text:list-item>
          </text:list>
        </text:list-item>
      </text:list>
      <text:p text:style-name="P272"/>
      <text:p text:style-name="P264"/>
      <text:p text:style-name="P263">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87">D:\Xplane11\X-Plane 11\Instructions\X-Plane SPECS from Austin\Exchanging Data with X-Plane.rtfd</text:p>
      <text:p text:style-name="P171"/>
      <text:p text:style-name="P265">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command string in the right side, all run together.</text:span></text:p>
      <text:p text:style-name="P203"><text:soft-page-break/>Commands can be seen by hovering over the desired action</text:p>
      <text:p text:style-name="P201"><draw:frame draw:style-name="fr1" draw:name="Frame11" text:anchor-type="paragraph" svg:width="15.921cm" draw:z-index="26"><draw:text-box fo:min-height="5.618cm"><text:p text:style-name="Figure"><draw:frame draw:style-name="fr10" draw:name="Image5" text:anchor-type="as-char" svg:width="15.921cm" style:rel-width="100%" svg:height="5.618cm" style:rel-height="scale" draw:z-index="54"><draw:image xlink:href="Pictures/10000000000004EA000001BC39B2A57A6F0337E2.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201"/>
      <text:p text:style-name="P203">Or via the keyboard</text:p>
      <text:p text:style-name="P203"/>
      <text:p text:style-name="P203"><draw:frame draw:style-name="fr2" draw:name="Frame12" text:anchor-type="paragraph" svg:width="15.921cm" draw:z-index="27"><draw:text-box fo:min-height="5.652cm"><text:p text:style-name="Figure"><draw:frame draw:style-name="fr10" draw:name="Image6" text:anchor-type="as-char" svg:width="15.921cm" style:rel-width="100%" svg:height="5.652cm" style:rel-height="scale" draw:z-index="55"><draw:image xlink:href="Pictures/10000000000002B2000000F52D951843F4803261.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76">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77"><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90"><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89"/>
      <text:p text:style-name="P289"><text:span text:style-name="T73">DREF</text:span> - Set the value of a DataRef. You send a DREF together with the value you want, and the name of the dataref.</text:p>
      <text:p text:style-name="P289"/>
      <text:p text:style-name="P289"><text:span text:style-name="T73">CMND</text:span> - Gets X-Plane to execute a command. You send a CMND together with the name of the Command you want invoked, and X-Plane executes it.</text:p>
      <text:p text:style-name="P276"/>
      <text:h text:style-name="P107"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97073809" text:style-name="WWNum2">
        <text:list-item>
          <text:p text:style-name="P311">IP Address code listens on (optional - if not explicitly configured 127.0.0.1)</text:p>
        </text:list-item>
        <text:list-item>
          <text:p text:style-name="P311">Port Code listens on (optional – if not explicitly configured 7784 for input module and 7785 for output module. <text:s/>(still considering whether to leave export.lua sending direct to existing Arduino units)</text:p>
        </text:list-item>
        <text:list-item>
          <text:p text:style-name="P311">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28" draw:name="Shape17" draw:style-name="gr12" draw:text-style-name="P319"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Maintaining the Pi</text:h>
      <text:p text:style-name="P113"/>
      <text:p text:style-name="P20">pi@GenFrontPi:~ $ <text:span text:style-name="T89">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9">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
      <text:h text:style-name="P107" text:outline-level="1"><text:bookmark-start text:name="__RefHeading___Toc1650_4284848634"/>Initiating Scripts on Pi Nodes<text:bookmark-end text:name="__RefHeading___Toc1650_4284848634"/></text:h>
      <text:p text:style-name="P2"/>
      <text:p text:style-name="P2"><text:soft-page-break/>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text:note-body><text:p text:style-name="P310"><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ext:soft-page-break/>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4">Device id 1</text:span></text:p>
          </table:table-cell>
          <table:table-cell table:style-name="Table28.C2" office:value-type="string">
            <text:p text:style-name="P76">0xA9,0xE7,0x3E,0xCA,0x35,0x0<text:span text:style-name="T88">2</text:span></text:p>
            <text:p text:style-name="P76">A9:E7:3E:CA:35:0<text:span text:style-name="T88">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4">Device id 2</text:span></text:p>
          </table:table-cell>
          <table:table-cell table:style-name="Table28.C2" office:value-type="string">
            <text:p text:style-name="P76">0xA9,0xE7,0x3E,0xCA,0x35,0x0<text:span text:style-name="T94">4</text:span></text:p>
            <text:p text:style-name="P76">A9:E7:3E:CA:35:0<text:span text:style-name="T94">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8">3</text:span></text:p>
            <text:p text:style-name="P78"><text:soft-page-break/>A9:E7:3E:CA:35:0<text:span text:style-name="T88">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1" draw:name="Image1" text:anchor-type="as-char" svg:width="17.022cm" style:rel-width="100%" svg:height="11.021cm" style:rel-height="scale" draw:z-index="56"><draw:image xlink:href="Pictures/100081AE0000741E0000522269EA27C0FC593982.svg" xlink:type="simple" xlink:show="embed" xlink:actuate="onLoad" loext:mime-type="image/svg+xml"/><draw:image xlink:href="Pictures/1000020100000349000002539C84B129AAE905C6.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0"><draw:text-box fo:min-height="11.876cm"><text:p text:style-name="Figure"><draw:frame draw:style-name="fr10" draw:name="Image2" text:anchor-type="as-char" svg:width="16.79cm" style:rel-width="100%" svg:height="11.876cm" style:rel-height="scale" draw:z-index="41"><draw:image xlink:href="Pictures/1000CA4C0000741E00005222A1D2400322F394DA.svg" xlink:type="simple" xlink:show="embed" xlink:actuate="onLoad" loext:mime-type="image/svg+xml"/><draw:image xlink:href="Pictures/10000201000003490000025380FE8067BD7F5131.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2653647331384"/>Code Modules<text:bookmark-end text:name="__RefHeading___Toc1654_4284848634"/><text:alphabetical-index-mark-end text:id="IMark2653647331384"/></text:h>
      <text:p text:style-name="P116"/>
      <text:h text:style-name="Heading_20_2" text:outline-level="2"><text:bookmark-start text:name="__RefHeading___Toc4945_4129704995"/>Hornet Altimeter<text:bookmark-end text:name="__RefHeading___Toc4945_4129704995"/></text:h>
      <text:p text:style-name="P237"/>
      <text:p text:style-name="P237">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7"/>
      <text:p text:style-name="Heading_20_3">Altimeter OLED</text:p>
      <text:p text:style-name="Standard"/>
      <text:p text:style-name="P238">The Altimeter OLED displays the Altitude (ten thousands, thousands, hundreds) and the pressure setting (QNH). The last two digits will either not be displayed </text:p>
      <text:p text:style-name="P237">The Altimeter OLED code is based on sample code <text:span text:style-name="T86">from Adafruit. <text:s/>Hardware interfacing details are found later in this document.</text:span></text:p>
      <text:p text:style-name="P237"/>
      <text:p text:style-name="P240">‘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40"/>
      <text:p text:style-name="P241">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40"/>
      <text:p text:style-name="P241">Drawing the hash. <text:s/>Whilst an option was considered to use a predrawn graphic for the hatch, it ultimately was not a large coding effort to draw the hatch. <text:s/>This is done by drawing a white box and then drawing a series of black lines</text:p>
      <text:p text:style-name="P242"/>
      <text:p text:style-name="P240"><text:s/></text:p>
      <text:p text:style-name="P237"/>
      <text:p text:style-name="P239">PIL is used for the graphical elements.</text:p>
      <text:p text:style-name="P239"/>
      <text:p text:style-name="P239">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7"/>
      <text:p text:style-name="P237"/>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60"/>
      <text:p text:style-name="P259">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59"><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84"><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14.288cm" draw:z-index="21"><draw:text-box fo:min-height="6.033cm"><text:p text:style-name="Figure"><draw:frame draw:style-name="fr10" draw:name="Image4" text:anchor-type="as-char" svg:width="14.288cm" style:rel-width="100%" svg:height="6.033cm" style:rel-height="scale" draw:z-index="57"><draw:image xlink:href="Pictures/100000000000021C000000E4947E1322D1460899.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58">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61"><text:soft-page-break/>This only has two fields as it emulates a single end point. <text:span text:style-name="T22">The same packet format is used as the </text:span>Display_Output_Emulator</text:p>
      <text:p text:style-name="P286">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 </text:p>
      <text:p text:style-name="P149"/>
      <text:list xml:id="list1780573432" text:style-name="L8">
        <text:list-item>
          <text:p text:style-name="P306"><text:span text:style-name="T96">To enable learning change the learning value in ‘input_config.py’ to True.”</text:span></text:p>
        </text:list-item>
      </text:list>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15.921cm" draw:z-index="19"><draw:text-box fo:min-height="5.833cm"><text:p text:style-name="Illustration"><draw:frame draw:style-name="fr6" draw:name="Frame18" text:anchor-type="as-char" svg:width="15.921cm" style:rel-width="100%" svg:height="5.833cm" style:rel-height="scale-min" draw:z-index="44"><draw:text-box><text:p text:style-name="P299"><draw:frame draw:style-name="fr10" draw:name="Image3" text:anchor-type="as-char" svg:width="15.921cm" style:rel-width="100%" svg:height="5.833cm" style:rel-height="scale" draw:z-index="59"><draw:image xlink:href="Pictures/10000201000002CB0000010659592DD893023C52.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soft-page-break/></text:p>
      <text:p text:style-name="P121"/>
      <text:h text:style-name="P84" text:outline-level="2"><text:bookmark-start text:name="__RefHeading___Toc4552_34507448"/>pyHWLink_<text:span text:style-name="T80">Radio_Control</text:span><text:bookmark-end text:name="__RefHeading___Toc4552_34507448"/></text:h>
      <text:p text:style-name="P122"/>
      <text:p text:style-name="P137">This module listens to state updates from USB_Reader. <text:s/>It is currently in a experimental stage with the following goals:</text:p>
      <text:list xml:id="list4113988557" text:style-name="L3">
        <text:list-item>
          <text:p text:style-name="P303">Locally Store State (such as current radio frequency) and either directly or incremental update Sim state. <text:s/>Ideally direct updates will occur, which should be possible with P3d, but unsure if DCS allows <text:span text:style-name="T81">direct setting of radios, or if button commands will be needed to increment radio channels</text:span></text:p>
        </text:list-item>
        <text:list-item>
          <text:p text:style-name="P304">Enable different roles to be assigned to a single rotary encoder based on whether the encoder is pressed or not</text:p>
        </text:list-item>
        <text:list-item>
          <text:p text:style-name="P304">Determine how to ‘accelerate’ updates of a rotary encoder. <text:s/>This is largely for roles 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31">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31">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
      <text:h text:style-name="P88" text:outline-level="2"><text:soft-page-break/></text:h>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68">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70">X-Plane is a little different over the wire as data is packed using a binary format.</text:p>
      <text:p text:style-name="P271"><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4">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4">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14"/>
      <text:p text:style-name="P214"/>
      <text:p text:style-name="P214">As DCS is a API/Script Native, there was little extra to do to export information to drive GPS. <text:s/>The same target port and X-Plane was used (13136)</text:p>
      <text:p text:style-name="P214"/>
      <text:p text:style-name="P215">The initialisation code largely is involved with configuring the socket to use.</text:p>
      <text:p text:style-name="P214"><draw:frame draw:style-name="fr7" draw:name="Frame6" text:anchor-type="paragraph" svg:x="-0.018cm" svg:y="0.386cm" svg:width="16.062cm" draw:z-index="29"><draw:text-box fo:min-height="5.209cm"><text:p text:style-name="Text"><draw:frame text:anchor-type="paragraph" draw:z-index="30" draw:name="Shape18" draw:style-name="gr13" draw:text-style-name="P317" svg:width="16.061cm" svg:height="5.208cm" svg:x="0cm" svg:y="0cm"><draw:text-box><text:p><text:span text:style-name="T97"/></text:p><text:p><text:span text:style-name="T97">package.path <text:s/>= package.path..";.\\LuaSocket\\?.lua"</text:span></text:p><text:p><text:span text:style-name="T97">package.cpath = package.cpath..";.\\LuaSocket\\?.dll"</text:span></text:p><text:p><text:span text:style-name="T97"><text:s text:c="2"/></text:span></text:p><text:p><text:span text:style-name="T97">socket = require("socket")</text:span></text:p><text:p><text:span text:style-name="T97"/></text:p><text:p><text:span text:style-name="T97">gps_export_port = 13136</text:span></text:p><text:p><text:span text:style-name="T97">gps_export_host = "192.168.1.135"</text:span></text:p><text:p><text:span text:style-name="T97">gps_export_socket = require("socket")</text:span></text:p><text:p><text:span text:style-name="T97">gps_export_con = socket.try(gps_export_socket.udp())</text:span></text:p><text:p><text:span text:style-name="T97">gps_export_socket.try(gps_export_con:settimeout(.001))</text:span></text:p><text:p><text:span text:style-name="T97">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soft-page-break/></text:p>
      <text:p text:style-name="P215">The Event code clears a table and progressively add entries to the table. <text:s/>Once the 5 rows are populated, they are assembled and send out the socket. <text:s/>The event is then rescheduled to fire again in 500mS.</text:p>
      <text:p text:style-name="P214"/>
      <text:p text:style-name="P214"><draw:frame draw:style-name="fr4" draw:name="Frame7" text:anchor-type="paragraph" svg:width="16.062cm" draw:z-index="0"><draw:text-box fo:min-height="11.878cm"><text:p text:style-name="Text"><draw:frame text:anchor-type="paragraph" draw:z-index="1" draw:name="Shape18" draw:style-name="gr1" draw:text-style-name="P317" svg:width="16.061cm" svg:height="11.877cm" svg:x="0cm" svg:y="0cm"><draw:text-box><text:p><text:span text:style-name="T97"/></text:p><text:p><text:span text:style-name="T97">function LuaExportActivityNextEvent(t)</text:span></text:p><text:p><text:span text:style-name="T97"/></text:p><text:p><text:span text:style-name="T97"><text:s text:c="2"/></text:span><text:span text:style-name="T97">local tNext = t</text:span></text:p><text:p><text:span text:style-name="T97"><text:s text:c="2"/></text:span><text:span text:style-name="T97">local gps_export_flightData = {}</text:span></text:p><text:p><text:span text:style-name="T97"><text:tab/></text:span></text:p><text:p><text:span text:style-name="T97"><text:tab/></text:span><text:span text:style-name="T97"> <text:s text:c="7"/></text:span></text:p><text:p><text:span text:style-name="T97"/></text:p><text:p><text:span text:style-name="T97"><text:s text:c="2"/></text:span><text:span text:style-name="T97">table.insert(gps_export_flightData,"latitude:"..LoGetSelfData().LatLongAlt.Lat) <text:s text:c="6"/>-- LATITUDE</text:span></text:p><text:p><text:span text:style-name="T97"/></text:p><text:p><text:span text:style-name="T97"><text:s text:c="2"/></text:span><text:span text:style-name="T97">table.insert(gps_export_flightData,"longitude:"..LoGetSelfData().LatLongAlt.Long) <text:s text:c="5"/>-- LONGITUDE</text:span></text:p><text:p><text:span text:style-name="T97"/></text:p><text:p><text:span text:style-name="T97"><text:s text:c="2"/></text:span><text:span text:style-name="T97">table.insert(gps_export_flightData,"altitude:"..LoGetAltitudeAboveSeaLevel()) <text:s text:c="9"/>-- ALTITUDE SEA LEVEL(MTS TO FT)</text:span></text:p><text:p><text:span text:style-name="T97"/></text:p><text:p><text:span text:style-name="T97"><text:s text:c="2"/></text:span><text:span text:style-name="T97">table.insert(gps_export_flightData,"airspeed:"..LoGetTrueAirSpeed() * 1.94) <text:s text:c="11"/>-- TRUE AIRSPEED (M/S TO KNOTS)</text:span></text:p><text:p><text:span text:style-name="T97"/></text:p><text:p><text:span text:style-name="T97"><text:s text:c="2"/></text:span><text:span text:style-name="T97">table.insert(gps_export_flightData,"magheading:"..LoGetSelfData().Heading * 57.3) <text:s text:c="8"/>-- HEADING (RAD TO DEG)</text:span></text:p><text:p><text:span text:style-name="T97"/></text:p><text:p><text:span text:style-name="T97"><text:s text:c="2"/></text:span><text:span text:style-name="T97">gps_export_packet = <text:s/>gps_export_flightData[1] .. "," .. <text:s text:c="9"/></text:span></text:p><text:p><text:span text:style-name="T97"><text:s text:c="2"/></text:span><text:span text:style-name="T97">gps_export_flightData[2] .. "," .. gps_export_flightData[3] .. ","</text:span></text:p><text:p><text:span text:style-name="T97"><text:s text:c="2"/></text:span><text:span text:style-name="T97">gps_export_packet = <text:s/>gps_export_packet .. gps_export_flightData[4] .. "," .. <text:s text:c="3"/></text:span></text:p><text:p><text:span text:style-name="T97"><text:s text:c="2"/></text:span><text:span text:style-name="T97">gps_export_flightData[5] <text:s/></text:span></text:p><text:p><text:span text:style-name="T97"/></text:p><text:p><text:span text:style-name="T97"><text:s text:c="2"/></text:span><text:span text:style-name="T97">gps_export_socket.try(gps_export_con:send(gps_export_packet))</text:span></text:p><text:p><text:span text:style-name="T97"/></text:p><text:p><text:span text:style-name="T97"><text:s text:c="2"/></text:span><text:span text:style-name="T97">tNext = tNext + 0.5 --repeat every 1/2 second</text:span></text:p><text:p><text:span text:style-name="T97"><text:s text:c="2"/></text:span><text:span text:style-name="T97">return tNext</text:span></text:p><text:p><text:span text:style-name="T97">end</text:span></text:p></draw:text-box></draw:frame>Text <text:sequence text:ref-name="refText1" text:name="Text" text:formula="ooow:Text+1" style:num-format="1">2</text:sequence>: DCA LUA Event Code - Export.lua</text:p></draw:text-box></draw:frame></text:p>
      <text:p text:style-name="P267"/>
      <text:p text:style-name="P269">The packet format uses ‘,’ separators which ‘:’ as a demarcation for attribute name and values.</text:p>
      <text:p text:style-name="P269"><draw:frame draw:style-name="fr12" draw:name="Image9" text:anchor-type="paragraph" svg:width="15.921cm" svg:height="4.57cm" draw:z-index="2"><draw:image xlink:href="Pictures/10000000000002CA000000CDCE04EC07AE8CAD3A.jpg" xlink:type="simple" xlink:show="embed" xlink:actuate="onLoad" loext:mime-type="image/jpeg"/></draw:frame><text:soft-page-break/></text:p>
      <text:p text:style-name="Heading_20_3">X-Plane</text:p>
      <text:p text:style-name="P270">The name data output is packed binary. <text:s/>Once the needed values are selected for output, X-Plane exports them in a packed format.</text:p>
      <text:p text:style-name="P270"/>
      <text:p text:style-name="P270"><draw:frame draw:style-name="fr4" draw:name="Frame8" text:anchor-type="paragraph" svg:width="15.921cm" draw:z-index="3"><draw:text-box fo:min-height="5.495cm"><text:p text:style-name="Figure"><draw:frame draw:style-name="fr10" draw:name="Image10" text:anchor-type="as-char" svg:width="15.921cm" style:rel-width="100%" svg:height="5.495cm" style:rel-height="scale" draw:z-index="17"><draw:image xlink:href="Pictures/1000000000000413000001685E8557A2280E744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70">As the data is encoded in a binary format , it looks a little hostile on the wire.</text:p>
      <text:p text:style-name="P270"><draw:frame draw:style-name="fr4" draw:name="Frame9" text:anchor-type="paragraph" svg:width="15.921cm" draw:z-index="18"><draw:text-box fo:min-height="5.449cm"><text:p text:style-name="Figure"><draw:frame draw:style-name="fr10" draw:name="Image11" text:anchor-type="as-char" svg:width="15.921cm" style:rel-width="100%" svg:height="5.449cm" style:rel-height="scale" draw:z-index="40"><draw:image xlink:href="Pictures/100000000000027A000000D95EB4D48FB3DBC766.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72"><text:soft-page-break/>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ext:soft-page-break/>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15.921cm" svg:height="14.393cm" draw:z-index="31"><draw:image xlink:href="Pictures/100002010000029B0000025B6509A4B5BA72BBDA.png" xlink:type="simple" xlink:show="embed" xlink:actuate="onLoad" loext:mime-type="image/png"/></draw:frame></text:p>
      <text:p text:style-name="P136">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9">enables you to determine at what port number the additional ports will start appearing</text:span></text:p>
      <text:p text:style-name="P136"/>
      <text:p text:style-name="P136">Rotary encoders can be connected to any two sequential inputs. <text:span text:style-name="T82">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text:soft-page-break/>Needed to change the Rotary encoder from 1:1 to 1:<text:span text:style-name="T83">4</text:span> to stop immediate echo <text:span text:style-name="T83">as well as increase Pulse width to 32mS</text:span></text:p>
      <text:p text:style-name="P134"/>
      <text:p text:style-name="P134">The USB interfaces will still be normalised over the UDP interfaces, and should support requests to report the status of all Joystick interfaces, perhaps with a 10mS delay between 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7">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7"/>
      <text:p text:style-name="P217"><draw:frame draw:style-name="fr1" draw:name="Frame19" text:anchor-type="paragraph" svg:width="15.716cm" draw:z-index="32"><draw:text-box fo:min-height="9.102cm"><text:p text:style-name="Figure"><draw:frame draw:style-name="fr10" draw:name="Image13" text:anchor-type="as-char" svg:width="15.716cm" style:rel-width="100%" svg:height="9.102cm" style:rel-height="scale" draw:z-index="43"><draw:image xlink:href="Pictures/100000000000025200000158FB108D3DA003B4CB.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17"/>
      <text:p text:style-name="P217">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text:soft-page-break/></text:p>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6">pyHWLink_Serial</text:p>
          </table:table-cell>
          <table:table-cell table:style-name="Table18.B4" office:value-type="string">
            <text:p text:style-name="P63">13136</text:p>
          </table:table-cell>
        </table:table-row>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298">Listens to</text:p>
            </table:table-cell>
            <table:table-cell table:style-name="Table19.B1" office:value-type="string">
              <text:p text:style-name="P298">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7">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15.921cm" draw:z-index="33"><draw:text-box fo:min-height="7.452cm"><text:p text:style-name="Figure"><draw:frame draw:style-name="fr10" draw:name="Image12" text:anchor-type="as-char" svg:width="15.921cm" style:rel-width="100%" svg:height="7.452cm" style:rel-height="scale" draw:z-index="46"><draw:image xlink:href="Pictures/10000000000002830000012D7399BF7A4BFB9A51.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text:soft-page-break/>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2562477146" text:style-name="L4">
        <text:list-item>
          <text:p text:style-name="P315">char [5] name = CMND\0</text:p>
        </text:list-item>
        <text:list-item>
          <text:p text:style-name="P315">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55">values = ('CMND'.encode('utf-8'), 0, 'sim/flight_controls/flaps_down'.encode('utf-8'))</text:p>
      <text:p text:style-name="P255">packer = struct.Struct('4s B 32s')</text:p>
      <text:p text:style-name="P255">packed_data = packer.pack(*values) <text:s text:c="5"/></text:p>
      <text:p text:style-name="P255">sock = socket.socket(socket.AF_INET, socket.SOCK_DGRAM) # UDP</text:p>
      <text:p text:style-name="P255">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text:soft-page-break/>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23"/>
      <text:p text:style-name="P223">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3"/>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3">UDP_Reflector</text:p>
          </table:table-cell>
          <table:table-cell table:style-name="Table20.B4" office:value-type="string">
            <text:p text:style-name="P223">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23"/>
      <text:p text:style-name="P165"/>
      <table:table table:name="Table21" table:style-name="Table21">
        <table:table-column table:style-name="Table21.A"/>
        <table:table-column table:style-name="Table21.B"/>
        <table:table-header-rows>
          <text:soft-page-break/>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5">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6">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6"/>
      <text:p text:style-name="P226"><text:span text:style-name="T65">D</text:span>igital Pin<text:span text:style-name="T65">s</text:span> 22- 37 used as row0 ~ row 15, </text:p>
      <text:p text:style-name="P226"><text:span text:style-name="T65">D</text:span>igital pin 38-53 used as column 0 ~ 15,</text:p>
      <text:p text:style-name="P226"/>
      <text:p text:style-name="P230">Even though internal pull-ups are enabled, found that the addition of 10K pull ups reduced noise induced transitions.</text:p>
      <text:p text:style-name="P227"/>
      <text:p text:style-name="P81">Code Approach</text:p>
      <text:p text:style-name="P228"/>
      <text:p text:style-name="P228">On initialisation the pin modes are set, <text:span text:style-name="T68">the arrays holding past and current switch state are initialised to 0. <text:s/>Currently a UDP ping is send out to the reflector in initialisation.</text:span></text:p>
      <text:p text:style-name="P228"/>
      <text:p text:style-name="P229">The code then enters a loop where all rows are individually pulled down. <text:s/>After a row is pulled down, there us a predetermined delay, after which the column results are read. <text:s/>The column results are then stored in an array (joyReport.button).</text:p>
      <text:p text:style-name="P229"/>
      <text:p text:style-name="P229">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6"/>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ext:soft-page-break/>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5">All</text:p>
          </table:table-cell>
          <table:table-cell table:style-name="Table22.B4" office:value-type="string">
            <text:p text:style-name="P224">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ext:span><text:soft-page-break/><text:span text:style-name="T2">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34" draw:name="Shape3" draw:style-name="gr14" draw:text-style-name="P317" svg:width="16.573cm" svg:height="4.689cm" svg:x="0cm" svg:y="0.259cm"><draw:text-box><text:p><text:span text:style-name="T97"/></text:p><text:p><text:span text:style-name="T97">D:\&gt;UDP_Reflector.py --help</text:span></text:p><text:p><text:span text:style-name="T97">2019-01-13 07:49:41,712:INFO:Unable to find UDP_Reflector_config.py</text:span></text:p><text:p><text:span text:style-name="T97">Usage: UDP_Reflector.py [options]</text:span></text:p><text:p><text:span text:style-name="T97"/></text:p><text:p><text:span text:style-name="T97">Options:</text:span></text:p><text:p><text:span text:style-name="T97"><text:s text:c="2"/></text:span><text:span text:style-name="T97">-h, --help <text:s text:c="11"/>show this help message and exit</text:span></text:p><text:p><text:span text:style-name="T97"><text:s text:c="2"/></text:span><text:span text:style-name="T97">-w opt_W_Host, --wh=opt_W_Host</text:span></text:p><text:p><text:span text:style-name="T97"><text:s text:c="24"/></text:span><text:span text:style-name="T97">Wireshark Target IP Address</text:span></text:p><text:p><text:span text:style-name="T97"><text:s text:c="2"/></text:span><text:span text:style-name="T97">-u opt_W_Port, --wp=opt_W_Port</text:span></text:p><text:p><text:span text:style-name="T97"><text:s text:c="24"/></text:span><text:span text:style-name="T97">Wireshark Target Port. 27001 is used if not explicity</text:span></text:p><text:p><text:span text:style-name="T97"><text:s text:c="24"/></text:span><text:span text:style-name="T97">specified</text:span></text:p><text:p><text:span text:style-name="T97"/></text:p></draw:text-box></draw:frame></text:p>
      <text:p text:style-name="P148">Command line options are easily added, including help.</text:p>
      <text:p text:style-name="P148"/>
      <text:h text:style-name="P82" text:outline-level="2"><draw:frame text:anchor-type="paragraph" draw:z-index="35" draw:name="Shape4" draw:style-name="gr15" draw:text-style-name="P318"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36" draw:name="Shape1" draw:style-name="gr16" draw:text-style-name="P325" svg:width="16.537cm" svg:height="7.885cm" svg:x="0cm" svg:y="0.36cm"><draw:text-box><text:p><text:span text:style-name="T103"/></text:p><text:p><text:span text:style-name="T103">try:</text:span></text:p><text:p><text:span text:style-name="T103"/></text:p><text:p><text:span text:style-name="T103"><text:s text:c="4"/></text:span><text:span text:style-name="T103">if not (os.path.isfile(config_file)):</text:span></text:p><text:p><text:span text:style-name="T103"><text:s text:c="8"/></text:span></text:p><text:p><text:span text:style-name="T103"><text:s text:c="8"/></text:span><text:span text:style-name="T103">logging.info('Unable to find ' + config_file)</text:span></text:p><text:p><text:span text:style-name="T103"/></text:p><text:p><text:span text:style-name="T103"><text:s text:c="8"/></text:span></text:p><text:p><text:span text:style-name="T103"><text:s text:c="4"/></text:span><text:span text:style-name="T103">else:</text:span></text:p><text:p><text:span text:style-name="T103"><text:s text:c="8"/></text:span><text:span text:style-name="T103">try:</text:span></text:p><text:p><text:span text:style-name="T103"><text:s text:c="12"/></text:span><text:span text:style-name="T103">from config_file import *</text:span></text:p><text:p><text:span text:style-name="T103"><text:s text:c="12"/></text:span></text:p><text:p><text:span text:style-name="T103"><text:s text:c="16"/></text:span></text:p><text:p><text:span text:style-name="T103"><text:s text:c="8"/></text:span><text:span text:style-name="T103">except Exception as other:</text:span></text:p><text:p><text:span text:style-name="T103"><text:s text:c="12"/></text:span><text:span text:style-name="T103">logging.critical("Error in Initialisation: " + str(other))</text:span></text:p><text:p><text:span text:style-name="T103"/></text:p><text:p><text:span text:style-name="T103"><text:s text:c="12"/></text:span><text:span text:style-name="T103">print('Unable to open "' + config_file + '"' )</text:span></text:p><text:p><text:span text:style-name="T103"><text:s text:c="12"/></text:span><text:span text:style-name="T103">print('Or variable assignment incorrect - forgot quotes for string?')</text:span></text:p><text:p><text:span text:style-name="T103"><text:s text:c="12"/></text:span><text:span text:style-name="T103">print('Defaults used')</text:span></text:p></draw:text-box></draw:frame></text:p>
      <text:p text:style-name="P117"/>
      <text:p text:style-name="P118">The configuration file looks like a series of variable assignments</text:p>
      <text:p text:style-name="P118"><draw:frame text:anchor-type="paragraph" draw:z-index="37" draw:name="Shape2" draw:style-name="gr17" draw:text-style-name="P325" svg:width="8.362cm" svg:height="1.456cm" svg:x="0.432cm" svg:y="0.196cm"><draw:text-box><text:p><text:span text:style-name="T103"/></text:p><text:p><text:span text:style-name="T103">learning = True</text:span></text:p><text:p><text:span text:style-name="T103">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46">Its good form to use the try and except constructs, </text:p>
      <text:p text:style-name="P247"><draw:frame text:anchor-type="paragraph" draw:z-index="38" draw:name="Shape5" draw:style-name="gr18" draw:text-style-name="P326" svg:width="17.463cm" svg:height="10.272cm" svg:x="0.148cm" svg:y="0.046cm"><draw:text-box><text:p><text:span text:style-name="T100">def ReceivePacket():</text:span></text:p><text:p><text:span text:style-name="T100"/></text:p><text:p><text:span text:style-name="T100"/></text:p><text:p><text:span text:style-name="T100"><text:s text:c="4"/></text:span><text:span text:style-name="T104">while True:</text:span></text:p><text:p><text:span text:style-name="T100"><text:s text:c="8"/></text:span></text:p><text:p><text:span text:style-name="T100"><text:s text:c="7"/></text:span><text:span text:style-name="T104"><text:s/></text:span><text:span text:style-name="T104">try:</text:span></text:p><text:p><text:span text:style-name="T100"/></text:p><text:p><text:span text:style-name="T100"><text:s text:c="12"/></text:span><text:span text:style-name="T100">data, (Source_IP, Source_Port) <text:s/>= serverSock.recvfrom(1500)</text:span></text:p><text:p><text:span text:style-name="T100"/></text:p><text:p><text:span text:style-name="T100"><text:s text:c="12"/></text:span><text:span text:style-name="T100">ReceivedPacket = data</text:span></text:p><text:p><text:span text:style-name="T100"><text:s text:c="12"/></text:span><text:span text:style-name="T100">packets_processed = packets_processed + 1</text:span></text:p><text:p><text:span text:style-name="T100"/></text:p><text:p><text:span text:style-name="T100"><text:s text:c="12"/></text:span><text:span text:style-name="T100">ProcessReceivedString( str(ReceivedPacket), Source_IP , str(Source_Port) )</text:span></text:p><text:p><text:span text:style-name="T100"><text:s text:c="12"/></text:span></text:p><text:p><text:span text:style-name="T100"><text:s text:c="12"/></text:span><text:span text:style-name="T100">logging.debug("Iterations since last packet " + str(iterations_Since_Last_Packet))</text:span></text:p><text:p><text:span text:style-name="T100"/></text:p><text:p><text:span text:style-name="T100"><text:s text:c="46"/></text:span></text:p><text:p><text:span text:style-name="T100"><text:s text:c="8"/></text:span><text:span text:style-name="T104">except socket.timeout</text:span><text:span text:style-name="T100">:</text:span></text:p><text:p><text:span text:style-name="T100"><text:s text:c="12"/></text:span><text:span text:style-name="T100">iterations_Since_Last_Packet = iterations_Since_Last_Packet + <text:s/>1</text:span></text:p><text:p><text:span text:style-name="T100"><text:s text:c="12"/></text:span><text:span text:style-name="T100">if debugging == True and (iterations_Since_Last_Packet &gt; 10000):</text:span></text:p><text:p><text:span text:style-name="T100"><text:s text:c="16"/></text:span><text:span text:style-name="T100">print("[i] Mid Receive Timeout - " + time.asctime())</text:span></text:p><text:p><text:span text:style-name="T100"><text:s text:c="16"/></text:span><text:span text:style-name="T100">iterations_Since_Last_Packet=0</text:span></text:p><text:p><text:span text:style-name="T100"/></text:p><text:p><text:span text:style-name="T100"><text:s text:c="16"/></text:span></text:p><text:p><text:span text:style-name="T100"><text:s text:c="16"/></text:span><text:span text:style-name="T100">last_time_display = time.time()</text:span></text:p><text:p><text:span text:style-name="T100"><text:s text:c="16"/></text:span><text:span text:style-name="T100">packets_processed = 0</text:span></text:p><text:p><text:span text:style-name="T100"><text:s text:c="12"/></text:span><text:span text:style-name="T100">continue</text:span></text:p><text:p><text:span text:style-name="T100"/></text:p><text:p><text:span text:style-name="T100"><text:s text:c="8"/></text:span><text:span text:style-name="T104">except Exception as other:</text:span></text:p><text:p><text:span text:style-name="T100"><text:s text:c="12"/></text:span><text:span text:style-name="T100">logging.critical('Error in ReceivePacket: ' + str(other))</text:span></text:p><text:p><text:span text:style-name="T100"><text:s text:c="12"/></text:span></text:p><text:p><text:span text:style-name="T100"/></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47"><draw:frame text:anchor-type="paragraph" draw:z-index="39" draw:name="Shape6" draw:style-name="gr19" draw:text-style-name="P317" svg:width="17.419cm" svg:height="2.162cm" svg:x="0cm" svg:y="0.09cm"><draw:text-box><text:p><text:span text:style-name="T97"/></text:p><text:p><text:span text:style-name="T97">2019-01-13 08:25:39,410:INFO:Unable to find UDP_Reflector_config.py</text:span></text:p><text:p><text:span text:style-name="T97">Listening on port 27000</text:span></text:p><text:p><text:span text:style-name="T97">2019-01-13 08:25:44,424:INFO:Keepalive check 0 Packets Processed. 0 packets per second.</text:span></text:p><text:p><text:span text:style-name="T97">2019-01-13 08:25:49,438:INFO:Keepalive check 0 Packets Processed. 0 packets per second.</text:span></text:p></draw:text-box></draw:frame></text:p>
      <text:p text:style-name="P246"/>
      <text:p text:style-name="P246"/>
      <text:p text:style-name="P246"/>
      <text:p text:style-name="P248"/>
      <text:p text:style-name="P98">Having a catch-all exception handler ensures that something is logged if an exception occurs. <text:s/><text:span text:style-name="T5">Included in excepted captures should be a Ctrl-C to gracefully exit, cleaning up resources.</text:span></text:p>
      <text:p text:style-name="P248"/>
      <text:p text:style-name="P248"><draw:frame text:anchor-type="char" draw:z-index="42" draw:name="Shape7" draw:style-name="gr20" draw:text-style-name="P327" svg:width="13.733cm" svg:height="12.551cm" svg:x="0.009cm" svg:y="-0.22cm"><draw:text-box><text:p><text:span text:style-name="T105"/></text:p><text:p><text:span text:style-name="T97">def CleanUpAndExit():</text:span></text:p><text:p><text:span text:style-name="T97"><text:s text:c="4"/></text:span><text:span text:style-name="T97">try:</text:span></text:p><text:p><text:span text:style-name="T97"><text:s text:c="8"/></text:span><text:span text:style-name="T97"># Catch Ctl-C and quit</text:span></text:p><text:p><text:span text:style-name="T97"><text:s text:c="8"/></text:span><text:span text:style-name="T97">print('')</text:span></text:p><text:p><text:span text:style-name="T97"><text:s text:c="8"/></text:span><text:span text:style-name="T97">print('Exiting')</text:span></text:p><text:p><text:span text:style-name="T97"><text:s text:c="8"/></text:span><text:span text:style-name="T97">print('')</text:span></text:p><text:p><text:span text:style-name="T97"><text:s text:c="8"/></text:span><text:span text:style-name="T97">try:</text:span></text:p><text:p><text:span text:style-name="T97"><text:s text:c="12"/></text:span><text:span text:style-name="T97">serverSock.close()</text:span></text:p><text:p><text:span text:style-name="T97"><text:s text:c="8"/></text:span><text:span text:style-name="T97">except:</text:span></text:p><text:p><text:span text:style-name="T97"><text:s text:c="12"/></text:span><text:span text:style-name="T97">logging.critical('Unable to close server socket')</text:span></text:p><text:p><text:span text:style-name="T97"><text:s text:c="8"/></text:span><text:span text:style-name="T97">sys.exit(0)</text:span></text:p><text:p><text:span text:style-name="T97"/></text:p><text:p><text:span text:style-name="T97"><text:s text:c="4"/></text:span><text:span text:style-name="T97">except Exception as other:</text:span></text:p><text:p><text:span text:style-name="T97"><text:s text:c="8"/></text:span><text:span text:style-name="T97">logging.critical('Error in CleanUpAndExit: ' + str(other))</text:span></text:p><text:p><text:span text:style-name="T97"><text:s text:c="8"/></text:span><text:span text:style-name="T97">sys.exit(0)</text:span></text:p><text:p><text:span text:style-name="T105"/></text:p><text:p><text:span text:style-name="T97"/></text:p><text:p><text:span text:style-name="T97">def Main():</text:span></text:p><text:p><text:span text:style-name="T97"/></text:p><text:p><text:span text:style-name="T97"><text:s text:c="4"/></text:span><text:span text:style-name="T97">print('Listening on port ' + str(UDP_Port))</text:span></text:p><text:p><text:span text:style-name="T97"><text:s text:c="4"/></text:span><text:span text:style-name="T97">try:</text:span></text:p><text:p><text:span text:style-name="T97"/></text:p><text:p><text:span text:style-name="T97"><text:s text:c="8"/></text:span><text:span text:style-name="T97">ReceivePacket()</text:span></text:p><text:p><text:span text:style-name="T97"/></text:p><text:p><text:span text:style-name="T97"><text:s text:c="4"/></text:span><text:span text:style-name="T97">except KeyboardInterrupt:</text:span></text:p><text:p><text:span text:style-name="T97"><text:s text:c="8"/></text:span><text:span text:style-name="T97"># Catch Ctl-C and quit</text:span></text:p><text:p><text:span text:style-name="T97"><text:s text:c="8"/></text:span><text:span text:style-name="T97">CleanUpAndExit()</text:span></text:p><text:p><text:span text:style-name="T97"><text:s text:c="8"/></text:span></text:p><text:p><text:span text:style-name="T97"><text:s text:c="4"/></text:span><text:span text:style-name="T97">except Exception as other:</text:span></text:p><text:p><text:span text:style-name="T97"><text:s text:c="8"/></text:span><text:span text:style-name="T97">logging.critical('Error in Main: ' + str(other))</text:span></text:p><text:p><text:span text:style-name="T97"/></text:p><text:p><text:span text:style-name="T97">Main()</text:span></text:p></draw:text-box></draw:frame></text:p>
      <text:h text:style-name="Heading_20_2" text:outline-level="2"><text:bookmark-start text:name="__RefHeading___Toc1277_2271273762"/>Persisting Information<text:bookmark-end text:name="__RefHeading___Toc1277_2271273762"/></text:h>
      <text:p text:style-name="P248"/>
      <text:p text:style-name="P249">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49">Data is persisted in json, with the two major files being ‘input_assignments.json’, and temp_input_assignments.json’.</text:p>
      <text:p text:style-name="P249">The following modules are used to manage data persistence.</text:p>
      <text:p text:style-name="P249"><text:soft-page-break/></text:p>
      <text:p text:style-name="P249"><draw:frame draw:style-name="fr7" draw:name="Frame2" text:anchor-type="paragraph" svg:x="-0.004cm" svg:y="0.492cm" svg:width="10.135cm" draw:z-index="13"><draw:text-box fo:min-height="2.006cm"><text:p text:style-name="Drawing"><draw:frame text:anchor-type="paragraph" draw:z-index="14" draw:name="Shape8" draw:style-name="gr7" draw:text-style-name="P318"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53">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54"><draw:frame draw:style-name="fr7" draw:name="Frame1" text:anchor-type="paragraph" svg:x="0cm" svg:y="0.42cm" svg:width="15.189cm" draw:z-index="45"><draw:text-box fo:min-height="3.724cm"><text:p text:style-name="Drawing"><draw:frame text:anchor-type="paragraph" draw:z-index="47" draw:name="Shape9" draw:style-name="gr21" draw:text-style-name="P319"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52"/>
      <text:p text:style-name="P252"><draw:frame draw:style-name="fr8" draw:name="Frame3" text:anchor-type="paragraph" svg:x="0.24cm" svg:y="0.24cm" svg:width="15.797cm" draw:z-index="5"><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2" draw:text-style-name="P318"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8" draw:name="Shape13" draw:style-name="gr3" draw:text-style-name="P319"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text:note-body><text:p text:style-name="Footnote"><text:s/>https://linuxconfig.org/how-to-change-from-default-to-alternative-python-version-on-debian-linux</text:p></text:note-body></text:note></text:p>
      <text:p text:style-name="P150"/>
      <text:p text:style-name="P150"><draw:frame text:anchor-type="paragraph" draw:z-index="9" draw:name="Shape14" draw:style-name="gr4" draw:text-style-name="P320" svg:width="17.252cm" svg:height="2.594cm" svg:x="0.076cm" svg:y="0.046cm"><draw:text-box><text:p><text:span text:style-name="T98">// Check to see if an alternative has been made</text:span></text:p><text:p><text:span text:style-name="T98"># update-alternatives --list python</text:span></text:p><text:p><text:span text:style-name="T99"/></text:p><text:p><text:span text:style-name="T98"># sudo update-alternatives --install /usr/bin/python python /usr/bin/python3.5 1</text:span></text:p><text:p><text:span text:style-name="T98"/></text:p><text:p><text:span text:style-name="T98">// Validate changes have been made</text:span></text:p><text:p><text:span text:style-name="T98">#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0" draw:name="Shape15" draw:style-name="gr5" draw:text-style-name="P317" svg:width="17.516cm" svg:height="9.734cm" svg:x="0.049cm" svg:y="0.115cm"><draw:text-box><text:p><text:span text:style-name="T97"/></text:p><text:p><text:span text:style-name="T97"/></text:p><text:p><text:span text:style-name="T97">MIN_VERSION_PY3 = 5 <text:s text:c="3"/># min. 3.x version</text:span></text:p><text:p><text:span text:style-name="T97">if (sys.version_info[0] &lt; 3):</text:span></text:p><text:p><text:span text:style-name="T97"><text:s text:c="8"/></text:span><text:span text:style-name="T97">Warning_Message = "ERROR: This script requires a minimum of Python 3." + </text:span><text:span text:style-name="T97"><text:tab/></text:span><text:span text:style-name="T97"><text:tab/></text:span><text:span text:style-name="T97"><text:tab/></text:span><text:span text:style-name="T97">str(MIN_VERSION_PY3) </text:span></text:p><text:p><text:span text:style-name="T97"><text:s text:c="8"/></text:span><text:span text:style-name="T97">print('')</text:span></text:p><text:p><text:span text:style-name="T97"><text:s text:c="8"/></text:span><text:span text:style-name="T97">logging.critical(Warning_Message)</text:span></text:p><text:p><text:span text:style-name="T97"><text:s text:c="8"/></text:span><text:span text:style-name="T97">print('')</text:span></text:p><text:p><text:span text:style-name="T97"><text:s text:c="8"/></text:span><text:span text:style-name="T97">print('Invalid Version of Python running')</text:span></text:p><text:p><text:span text:style-name="T97"><text:s text:c="8"/></text:span><text:span text:style-name="T97">print('Running Python earlier than Python 3.0! ' + sys.version)</text:span></text:p><text:p><text:span text:style-name="T97"><text:s text:c="8"/></text:span><text:span text:style-name="T97">sys.exit(Warning_Message)</text:span></text:p><text:p><text:span text:style-name="T97"/></text:p><text:p><text:span text:style-name="T97">elif (sys.version_info[0] == 3 and sys.version_info[1] &lt; MIN_VERSION_PY3):</text:span></text:p><text:p><text:span text:style-name="T97"><text:s text:c="8"/></text:span><text:span text:style-name="T97">Warning_Message = "ERROR: This script requires a minimum of Python 3." + </text:span><text:span text:style-name="T97"><text:tab/></text:span><text:span text:style-name="T97"><text:tab/></text:span><text:span text:style-name="T97"><text:tab/></text:span><text:span text:style-name="T97">str(MIN_VERSION_PY3) <text:s text:c="10"/></text:span></text:p><text:p><text:span text:style-name="T97"><text:s text:c="8"/></text:span><text:span text:style-name="T97">print('')</text:span></text:p><text:p><text:span text:style-name="T97"><text:s text:c="8"/></text:span><text:span text:style-name="T97">logging.critical(Warning_Message) <text:s/></text:span></text:p><text:p><text:span text:style-name="T97"><text:s text:c="8"/></text:span><text:span text:style-name="T97">print('')</text:span></text:p><text:p><text:span text:style-name="T97"><text:s text:c="8"/></text:span><text:span text:style-name="T97">print('Invalid Version of Python running')</text:span></text:p><text:p><text:span text:style-name="T97"><text:s text:c="8"/></text:span><text:span text:style-name="T97">print('Running Python ' + sys.version)</text:span></text:p><text:p><text:span text:style-name="T97"><text:s text:c="8"/></text:span><text:span text:style-name="T97">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50"><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51">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51"><draw:frame draw:style-name="fr7" draw:name="Frame4" text:anchor-type="paragraph" svg:x="0.102cm" svg:y="0.074cm" svg:width="14.131cm" draw:z-index="11"><draw:text-box fo:min-height="3.394cm"><text:p text:style-name="Drawing"><draw:frame text:anchor-type="paragraph" draw:z-index="12" draw:name="Shape12" draw:style-name="gr6" draw:text-style-name="P319" svg:width="14.13cm" svg:height="3.394cm" svg:x="0cm" svg:y="0cm"><draw:text-box><text:p><text:span text:style-name="T100"/></text:p><text:p><text:span text:style-name="T100"># Switch is Opened</text:span></text:p><text:p><text:span text:style-name="T100">if str(workingFields[2]) == '0':</text:span></text:p><text:p><text:span text:style-name="T100"><text:tab/></text:span><text:span text:style-name="T100">if learning and input_assignments[workingkey]['Open'] == None:</text:span></text:p><text:p><text:span text:style-name="T100"><text:tab/></text:span><text:span text:style-name="T100"><text:tab/></text:span><text:span text:style-name="T100">updateOpenAction(workingkey)</text:span></text:p><text:p><text:span text:style-name="T100"><text:tab/></text:span><text:span text:style-name="T100">print('Value for Open is : ' +</text:span></text:p><text:p><text:span text:style-name="T100"><text:tab/></text:span><text:span text:style-name="T100"><text:tab/></text:span><text:span text:style-name="T100">str (input_assignments[workingkey]['Open']))</text:span></text:p><text:p><text:span text:style-name="T100"><text:tab/></text:span><text:span text:style-name="T100">if input_assignments[workingkey]['Open'] != None:</text:span></text:p><text:p><text:span text:style-name="T100"><text:tab/></text:span><text:span text:style-name="T100"><text:tab/></text:span><text:span text:style-name="T100">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50"><draw:frame text:anchor-type="paragraph" draw:z-index="48" draw:name="Shape11" draw:style-name="gr22" draw:text-style-name="P317" svg:width="18.019cm" svg:height="24.302cm" svg:x="0.129cm" svg:y="0.559cm"><draw:text-box><text:p><text:span text:style-name="T97"/></text:p><text:p><text:span text:style-name="T97">def ProcessReceivedString(ReceivedUDPString):</text:span></text:p><text:p><text:span text:style-name="T97"><text:s text:c="4"/></text:span><text:span text:style-name="T97">global input_assignments</text:span></text:p><text:p><text:span text:style-name="T97"><text:s text:c="4"/></text:span><text:span text:style-name="T97">global send_string</text:span></text:p><text:p><text:span text:style-name="T97"><text:s text:c="4"/></text:span><text:span text:style-name="T97">global learning</text:span></text:p><text:p><text:span text:style-name="T97"><text:s text:c="4"/></text:span></text:p><text:p><text:span text:style-name="T97"><text:s text:c="4"/></text:span><text:span text:style-name="T97">send_string = ""</text:span></text:p><text:p><text:span text:style-name="T97"><text:s text:c="4"/></text:span></text:p><text:p><text:span text:style-name="T97"><text:s text:c="4"/></text:span><text:span text:style-name="T97">try:</text:span></text:p><text:p><text:span text:style-name="T97"><text:s text:c="8"/></text:span><text:span text:style-name="T97">if len(ReceivedUDPString) &gt; 0 and ReceivedUDPString[0] == 'D':</text:span></text:p><text:p><text:span text:style-name="T97"><text:s text:c="12"/></text:span></text:p><text:p><text:span text:style-name="T97"><text:s text:c="12"/></text:span><text:span text:style-name="T97"># Remove leading D</text:span></text:p><text:p><text:span text:style-name="T97"><text:s text:c="12"/></text:span><text:span text:style-name="T97">ReceivedUDPString = str(ReceivedUDPString[1:])</text:span></text:p><text:p><text:span text:style-name="T97"><text:s text:c="12"/></text:span><text:span text:style-name="T97">logging.debug('Checking for correct format :')</text:span></text:p><text:p><text:span text:style-name="T97"/></text:p><text:p><text:span text:style-name="T97"><text:s text:c="12"/></text:span><text:span text:style-name="T97">workingSets =''</text:span></text:p><text:p><text:span text:style-name="T97"><text:s text:c="12"/></text:span><text:span text:style-name="T97">workingSets = ReceivedUDPString.split(',')</text:span></text:p><text:p><text:span text:style-name="T97"><text:s text:c="12"/></text:span><text:span text:style-name="T97">logging.debug('There are ' + str(len(workingSets)) + ' records')</text:span></text:p><text:p><text:span text:style-name="T97"><text:s text:c="12"/></text:span><text:span text:style-name="T97">counter = 0</text:span></text:p><text:p><text:span text:style-name="T97"><text:s text:c="12"/></text:span><text:span text:style-name="T97">for workingRecords in workingSets:</text:span></text:p><text:p><text:span text:style-name="T97"><text:s text:c="16"/></text:span><text:span text:style-name="T97">logging.debug('Record workingRecord number ' + str(counter) + ' ' +</text:span></text:p><text:p><text:span text:style-name="T97"><text:s text:c="22"/></text:span><text:span text:style-name="T97">workingRecords)</text:span></text:p><text:p><text:span text:style-name="T97"><text:s text:c="16"/></text:span><text:span text:style-name="T97">counter = counter + 1</text:span></text:p><text:p><text:span text:style-name="T97"><text:s text:c="16"/></text:span></text:p><text:p><text:span text:style-name="T97"/></text:p><text:p><text:span text:style-name="T97"><text:s text:c="16"/></text:span><text:span text:style-name="T97">workingFields = ''</text:span></text:p><text:p><text:span text:style-name="T97"><text:s text:c="16"/></text:span><text:span text:style-name="T97">workingFields = workingRecords.split(':')</text:span></text:p><text:p><text:span text:style-name="T97"/></text:p><text:p><text:span text:style-name="T97"><text:s text:c="16"/></text:span></text:p><text:p><text:span text:style-name="T97"><text:s text:c="16"/></text:span><text:span text:style-name="T97">if len(workingFields) != 3:</text:span></text:p><text:p><text:span text:style-name="T97"><text:s text:c="20"/></text:span><text:span text:style-name="T97">logging.warn('WARNING - There are an incorrect number of fields in: ' + </text:span><text:span text:style-name="T97"><text:tab/></text:span><text:span text:style-name="T97"><text:tab/></text:span><text:span text:style-name="T97"><text:tab/></text:span><text:span text:style-name="T97"><text:tab/></text:span><text:span text:style-name="T97"><text:tab/></text:span><text:span text:style-name="T97">str(workingFields))</text:span></text:p><text:p><text:span text:style-name="T97"><text:s text:c="16"/></text:span><text:span text:style-name="T97">elif str(workingFields[2]) != '0' and str(workingFields[2]) != '1':</text:span></text:p><text:p><text:span text:style-name="T97"><text:s text:c="20"/></text:span><text:span text:style-name="T97">logging.warn('WARNING - Invalid 3rd parameter: ' + str(workingFields[2])) <text:s/></text:span></text:p><text:p><text:span text:style-name="T97"><text:s text:c="16"/></text:span><text:span text:style-name="T97">else:</text:span></text:p><text:p><text:span text:style-name="T97"><text:s text:c="20"/></text:span><text:span text:style-name="T97">logging.debug('Stage 2 Processing: ' + str(workingFields))</text:span></text:p><text:p><text:span text:style-name="T97"/></text:p><text:p><text:span text:style-name="T97"><text:s text:c="20"/></text:span><text:span text:style-name="T97">try:</text:span></text:p><text:p><text:span text:style-name="T97"><text:s text:c="24"/></text:span><text:span text:style-name="T97">workingkey = workingFields[0] + ':' + workingFields[1]</text:span></text:p><text:p><text:span text:style-name="T97"><text:s text:c="24"/></text:span><text:span text:style-name="T97">logging.debug('Working key is: ' + workingkey)</text:span></text:p><text:p><text:span text:style-name="T97"><text:s text:c="24"/></text:span></text:p><text:p><text:span text:style-name="T97"><text:s text:c="24"/></text:span><text:span text:style-name="T97">logging.debug('Working Fields for working key are: ' +</text:span></text:p><text:p><text:span text:style-name="T97"><text:s text:c="30"/></text:span><text:span text:style-name="T97">str(input_assignments[workingkey]))</text:span></text:p><text:p><text:span text:style-name="T97"/></text:p><text:p><text:span text:style-name="T97"><text:s text:c="24"/></text:span><text:span text:style-name="T97">logging.debug('The value is: ' +</text:span></text:p><text:p><text:span text:style-name="T97"><text:s text:c="30"/></text:span><text:span text:style-name="T97">str(input_assignments[workingkey]['Description']))</text:span></text:p><text:p><text:span text:style-name="T97"/></text:p><text:p><text:span text:style-name="T97"><text:s text:c="24"/></text:span><text:span text:style-name="T97">print('Value for Description is : ' +</text:span></text:p><text:p><text:span text:style-name="T97"><text:s text:c="30"/></text:span><text:span text:style-name="T97">str (input_assignments[workingkey]['Description']))</text:span></text:p><text:p><text:span text:style-name="T97"/></text:p><text:p><text:span text:style-name="T97"><text:s text:c="24"/></text:span><text:span text:style-name="T97"># Switch is Closed</text:span></text:p><text:p><text:span text:style-name="T97"><text:s text:c="24"/></text:span><text:span text:style-name="T97">if str(workingFields[2]) == '1':</text:span></text:p><text:p><text:span text:style-name="T97"/></text:p><text:p><text:span text:style-name="T97"><text:s text:c="28"/></text:span><text:span text:style-name="T97">print('Value for Close is : ' +</text:span></text:p><text:p><text:span text:style-name="T97"><text:s text:c="30"/></text:span><text:span text:style-name="T97">str (input_assignments[workingkey]['Close']))</text:span></text:p><text:p><text:span text:style-name="T97"><text:s text:c="28"/></text:span><text:span text:style-name="T97">if input_assignments[workingkey]['Close'] != None:</text:span></text:p><text:p><text:span text:style-name="T97"><text:s text:c="32"/></text:span><text:span text:style-name="T97">addValueToSend(str (input_assignments[workingkey]['Close']))</text:span></text:p><text:p><text:span text:style-name="T97"/></text:p><text:p><text:span text:style-name="T97"><text:s text:c="24"/></text:span><text:span text:style-name="T97"># Switch is Opened</text:span></text:p><text:p><text:span text:style-name="T97"><text:s text:c="24"/></text:span><text:span text:style-name="T97">if str(workingFields[2]) == '0':</text:span></text:p><text:p><text:span text:style-name="T97"/></text:p><text:p><text:span text:style-name="T97"><text:s text:c="28"/></text:span><text:span text:style-name="T97">print('Value for Open is : ' +</text:span></text:p><text:p><text:span text:style-name="T97"><text:s text:c="34"/></text:span><text:span text:style-name="T97">str (input_assignments[workingkey]['Open']))</text:span></text:p><text:p><text:span text:style-name="T97"><text:s text:c="28"/></text:span><text:span text:style-name="T97">if input_assignments[workingkey]['Open'] != None:</text:span></text:p><text:p><text:span text:style-name="T97"><text:s text:c="32"/></text:span><text:span text:style-name="T97">addValueToSend(str (input_assignments[workingkey]['Open']))</text:span></text:p><text:p><text:span text:style-name="T97"><text:s text:c="28"/></text:span></text:p><text:p><text:span text:style-name="T97"><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20"/>
      <text:p text:style-name="P220">The data set representing input assignments is multi-dimensional, in that a key points to another dictionary. <text:s/></text:p>
      <text:p text:style-name="P220"/>
      <text:p text:style-name="P220">The dictionary is initialised with <text:s/>a simple declaration using curly brackets</text:p>
      <text:p text:style-name="P220"/>
      <text:p text:style-name="P220"><draw:frame text:anchor-type="paragraph" draw:z-index="49" draw:name="Shape19" draw:style-name="gr23" draw:text-style-name="P321"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20"/>
      <text:p text:style-name="P220"/>
      <text:p text:style-name="P221">Once the dictionaries are initialised values are assigned/read using square brackets. <text:s/>A simple dictionary is referenced by</text:p>
      <text:p text:style-name="P221"/>
      <text:p text:style-name="P221"><text:tab/><text:span text:style-name="T60">LocalVar = MySimpleDict[value]</text:span></text:p>
      <text:p text:style-name="P221"/>
      <text:p text:style-name="P221">In the case of Pri_Node_Input we have a multi-dimensional array, so information is accessed using two sets of brackets.</text:p>
      <text:p text:style-name="P221"/>
      <text:p text:style-name="P221"><text:tab/><text:span text:style-name="T61">input_assignments[workingkey]['Description']</text:span></text:p>
      <text:p text:style-name="P221"/>
      <text:p text:style-name="P222">So given the following piece of JSON </text:p>
      <text:p text:style-name="P222"/>
      <text:p text:style-name="P222"><draw:frame text:anchor-type="paragraph" draw:z-index="15" draw:name="Shape20" draw:style-name="gr8" draw:text-style-name="P321"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22"><draw:frame text:anchor-type="paragraph" draw:z-index="16" draw:name="Shape21" draw:style-name="gr9" draw:text-style-name="P321" svg:width="15.026cm" svg:height="2.109cm" svg:x="0.803cm" svg:y="0.153cm"><draw:text-box><text:p><text:span text:style-name="T60"/></text:p><text:p><text:span text:style-name="T60">workingkey = “01:001”</text:span><text:span text:style-name="T60"><text:tab/></text:span></text:p><text:p><text:span text:style-name="T60">LocalVar = </text:span><text:span text:style-name="T101">input_assignments[workingkey]['Description']</text:span></text:p><text:p><text:span text:style-name="T101"/></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22"><draw:frame text:anchor-type="paragraph" draw:z-index="22" draw:name="Shape22" draw:style-name="gr10" draw:text-style-name="P321"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22"/>
      <text:p text:style-name="P221"><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23" draw:name="Shape16" draw:style-name="gr11" draw:text-style-name="P324" svg:width="16.431cm" svg:height="15.116cm" svg:x="-0.123cm" svg:y="0.379cm"><draw:text-box><text:p><text:span text:style-name="T97">from tkinter import *</text:span></text:p><text:p><text:span text:style-name="T97">root = Tk()</text:span></text:p><text:p><text:span text:style-name="T97"># Title bar text</text:span></text:p><text:p><text:span text:style-name="T97">root.wm_title("pyHWLink Lamp Output Emulator")</text:span></text:p><text:p><text:span text:style-name="T97"/></text:p><text:p><text:span text:style-name="T102"># Create the Canvas</text:span></text:p><text:p><text:span text:style-name="T97">canvas = Canvas(root, width=420, height=260)</text:span></text:p><text:p><text:span text:style-name="T97">canvas.pack()</text:span></text:p><text:p><text:span text:style-name="T97"/></text:p><text:p><text:span text:style-name="T97"/></text:p><text:p><text:span text:style-name="T102"># This is called from code just before mainloop</text:span></text:p><text:p><text:span text:style-name="T97"/></text:p><text:p><text:span text:style-name="T97">def tick():</text:span></text:p><text:p><text:span text:style-name="T97"/></text:p><text:p><text:span text:style-name="T97"><text:s text:c="4"/></text:span><text:span text:style-name="T102"># Non selective clearing of canvas if needed</text:span></text:p><text:p><text:span text:style-name="T97"><text:s text:c="4"/></text:span><text:span text:style-name="T97">canvas.delete(ALL)</text:span></text:p><text:p><text:span text:style-name="T97"/></text:p><text:p><text:span text:style-name="T97"><text:s text:c="4"/></text:span><text:span text:style-name="T102"># Draw a 8*8 Matrix and randomly pick Red or Black</text:span></text:p><text:p text:style-name="P322"><text:span text:style-name="T97"/></text:p><text:p text:style-name="P323"><text:span text:style-name="T97"><text:s text:c="4"/></text:span><text:span text:style-name="T97">for x in range(0,8):</text:span></text:p><text:p text:style-name="P323"><text:span text:style-name="T97"><text:s text:c="8"/></text:span><text:span text:style-name="T97">for y in range(0,8):</text:span></text:p><text:p text:style-name="P323"><text:span text:style-name="T97"><text:s text:c="12"/></text:span><text:span text:style-name="T97">if (random.randint(0,1) == 1): <text:s text:c="2"/></text:span></text:p><text:p text:style-name="P323"><text:span text:style-name="T97"><text:s text:c="16"/></text:span><text:span text:style-name="T97">canvas.create_rectangle(50 * x, 30 + y * 30, 52 + 50 * x, <text:s/></text:span></text:p><text:p text:style-name="P323"><text:span text:style-name="T97"><text:s text:c="20"/></text:span><text:span text:style-name="T97">62 + y * 30, fill='red')</text:span></text:p><text:p text:style-name="P323"><text:span text:style-name="T97"><text:s text:c="12"/></text:span><text:span text:style-name="T97">else:</text:span></text:p><text:p text:style-name="P323"><text:span text:style-name="T97"><text:s text:c="17"/></text:span><text:span text:style-name="T97">canvas.create_rectangle(50 * x, 30 + y * 30, 52 + 50 * x, </text:span></text:p><text:p text:style-name="P323"><text:span text:style-name="T97"><text:s text:c="20"/></text:span><text:span text:style-name="T97">62 + y * 30, fill='black')</text:span></text:p><text:p text:style-name="P323"><text:span text:style-name="T97"/></text:p><text:p text:style-name="P323"><text:span text:style-name="T97"><text:s text:c="4"/></text:span><text:span text:style-name="T97">if timetoexit == 0:</text:span></text:p><text:p text:style-name="P323"><text:span text:style-name="T97"><text:s text:c="8"/></text:span><text:span text:style-name="T97">canvas.destroy()</text:span></text:p><text:p text:style-name="P323"><text:span text:style-name="T97"><text:s text:c="8"/></text:span><text:span text:style-name="T97">root.destroy()</text:span></text:p><text:p text:style-name="P323"><text:span text:style-name="T97"><text:s text:c="8"/></text:span><text:span text:style-name="T97">root.quit() <text:s text:c="3"/></text:span></text:p><text:p text:style-name="P323"><text:span text:style-name="T97"><text:s text:c="4"/></text:span><text:span text:style-name="T97">else:</text:span></text:p><text:p text:style-name="P323"><text:span text:style-name="T97"><text:s text:c="8"/></text:span><text:span text:style-name="T97">canvas.after(100, tick)</text:span></text:p><text:p><text:span text:style-name="T97"/></text:p><text:p><text:span text:style-name="T97"/></text:p><text:p><text:span text:style-name="T102"># Do something – as it is event driven, if we aren’t waiting for user input need to set a timer</text:span></text:p><text:p><text:span text:style-name="T97"># Refers to </text:span></text:p><text:p><text:span text:style-name="T97">canvas.after(1, tick) <text:s text:c="2"/></text:span></text:p><text:p><text:span text:style-name="T97"/></text:p><text:p><text:span text:style-name="T97">root.mainloop()</text:span></text:p></draw:text-box></draw:frame></text:p>
      <text:p text:style-name="P198"/>
      <text:p text:style-name="P198"/>
      <text:p text:style-name="P198"/>
      <text:p text:style-name="P198"/>
      <text:p text:style-name="P198"/>
      <text:p text:style-name="P190"/>
      <text:h text:style-name="P102" text:outline-level="2"><text:bookmark-start text:name="__RefHeading___Toc1536_4284848634"/><text:bookmark text:name="_21jvxo4fnxek"/>PI Addressing<text:bookmark-end text:name="__RefHeading___Toc1536_4284848634"/></text:h>
      <text:p text:style-name="Heading_20_3">General Pi Configuration</text:p>
      <text:p text:style-name="P243">As the internal network is isolated – IP Addresses are static assigned. <text:s/>To do this you can either manually edit /etc/dhcpdc.conf or right click on the wireless icon at the top right – and select Wireless and Wired Network Settings.</text:p>
      <text:p text:style-name="P243"/>
      <text:p text:style-name="P243">Then select interface of interest – for sim it is eth0 – with a setting of 172.16.1.2/24. <text:s/>Leave the other settings blank</text:p>
      <text:p text:style-name="P245"><text:s/></text:p>
      <text:p text:style-name="P243"><text:span text:style-name="T91">pi@GenFrontPi</text:span><text:span text:style-name="T40">:</text:span><text:span text:style-name="T92">/etc $</text:span><text:span text:style-name="T40"> ip -4 addr show | grep global</text:span></text:p>
      <text:p text:style-name="P244"><text:span text:style-name="T40"><text:s text:c="4"/>inet 172.16.1.2/24 brd 172.16.1.255 scope </text:span><text:span text:style-name="T93">global</text:span><text:span text:style-name="T40"> eth0</text:span></text:p>
      <text:p text:style-name="P244"><text:span text:style-name="T40"><text:s text:c="4"/>inet 192.168.1.139/24 brd 192.168.1.255 scope </text:span><text:span text:style-name="T93">global</text:span><text:span text:style-name="T40"> wlan0</text:span></text:p>
      <text:p text:style-name="P244"><text:span text:style-name="T90">pi@GenFrontPi</text:span><text:span text:style-name="T40">:</text:span><text:span text:style-name="T92">/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43"><text:span text:style-name="T90">pi@GenFrontPi</text:span><text:span text:style-name="T40">:</text:span><text:span text:style-name="T92">/etc $</text:span><text:span text:style-name="T40"> </text:span></text:p>
      <text:p text:style-name="P243"/>
      <text:p text:style-name="P243"/>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83"><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span><text:soft-page-break/><text:span text:style-name="T1"><text:line-break/><text:line-break/>auto wlan0<text:line-break/>allow-hotplug wlan0<text:line-break/>iface wlan0 inet dhcp<text:line-break/>wpa-conf /etc/wpa_supplicant/wpa_supplicant.conf</text:span><text:line-break/></text:p>
      <text:p text:style-name="P283"/>
      <text:p text:style-name="P283"/>
      <text:h text:style-name="P106" text:outline-level="1"><text:bookmark-start text:name="__RefHeading___Toc3053_2569421048"/>Interfacing to a GPS<text:bookmark-end text:name="__RefHeading___Toc3053_2569421048"/></text:h>
      <text:p text:style-name="P212"/>
      <text:p text:style-name="P212">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12"/>
      <text:p text:style-name="P212">The Lowrance 2000 supports the following NEMA Sentences</text:p>
      <text:p text:style-name="P285"><text:s/>GLL, RMC, RMB, GGA, GSA, GSV, APB</text:p>
      <text:p text:style-name="P212">Currently Exporting - RMC, GGA and GSA</text:p>
      <text:p text:style-name="P212"/>
      <text:p text:style-name="P213">NEMA Sentences</text:p>
      <text:p text:style-name="P285">$GPGGA - Global Positioning System Fix Data</text:p>
      <text:p text:style-name="P285">$GPGSA - GPS DOP and active satellites </text:p>
      <text:p text:style-name="P285">$GPRMC - Recommended minimum specific GPS/Transit data</text:p>
      <text:p text:style-name="P285">$GPRMB - Recommended minimum navigation info</text:p>
      <text:p text:style-name="P285">$GPGSV - GPS Satellites in view</text:p>
      <text:p text:style-name="P285">$GPAPB - Auto Pilot</text:p>
      <text:p text:style-name="P212"/>
      <text:p text:style-name="P212">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12"/>
      <text:p text:style-name="P212">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32"/>
      <text:h text:style-name="Heading_20_2" text:outline-level="2"><text:bookmark-start text:name="__RefHeading___Toc9246_2128841933"/>Graphical OLED – SSD1306<text:bookmark-end text:name="__RefHeading___Toc9246_2128841933"/></text:h>
      <text:p text:style-name="P232"/>
      <text:p text:style-name="P232">After a number of years of working with Character based OLED displays, the time finally came to expand coding horizons to add a Graphical Based OLED. <text:s/>The need arose from <text:soft-page-break/>needing some hatching and different font sizes with the Hornet Altimeter.</text:p>
      <text:p text:style-name="P232"/>
      <text:p text:style-name="P232">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32"/>
      <text:p text:style-name="P232">Some of the following is duplicated in the Pi code, but decided I’d prefer to see a single spot to reference hardware setup.</text:p>
      <text:p text:style-name="P232"/>
      <text:p text:style-name="P233">Altimeter OLED code - used in conjunction with Arduino for driving stepper <text:s/></text:p>
      <text:p text:style-name="P233"/>
      <text:p text:style-name="P233">This code is based of the SSD1306 code developed by the adafruit team. Suggest starting with same code form Adafruit team to ensure hardware is correctly configured. The adafruit library will need to be grabbed from Github</text:p>
      <text:p text:style-name="P233"/>
      <text:p text:style-name="P300">https://learn.adafruit.com/ssd1306-oled-displays-with-raspberry-pi-and-beaglebone-black/overview</text:p>
      <text:p text:style-name="P233"/>
      <text:p text:style-name="P233">Then use this code.</text:p>
      <text:p text:style-name="P233"/>
      <text:p text:style-name="P233">Font used in Arduino build is FreeMonoBold <text:s/>which is basically Courier</text:p>
      <text:p text:style-name="P233">As the same font wasn't easily found, used 'monofonto.ttf' from</text:p>
      <text:p text:style-name="P234"><text:s/>http://www.dafont.com/bitmap.php</text:p>
      <text:p text:style-name="P233">This font is fixed width, and digits are centered which make the dial look more natural</text:p>
      <text:p text:style-name="P233">The file needs to be copied to the directory where the python will execute from</text:p>
      <text:p text:style-name="P233"/>
      <text:p text:style-name="P233">This code assumes used on the SPI interface, which must be enabled in the pi</text:p>
      <text:p text:style-name="P233">To validate the SPI interface is active 'ls /dev/*spi*'. This should return</text:p>
      <text:p text:style-name="P233"><text:s/><text:span text:style-name="T84">'spidev0.0 <text:s/>spidev0.1'</text:span>. </text:p>
      <text:p text:style-name="P232"/>
      <text:p text:style-name="P232">The SSD1306 </text:p>
      <text:p text:style-name="P232"/>
      <text:p text:style-name="P235">The following is the ‘as wired’ for the Arudino – noting that the SSD1306 is now connected to a Raspberry Pi to improve stepper performance on the Arduino. <text:s/><text:span text:style-name="T85">The SPI bus continues to be used. <text:s/>Of interest is the SSD1306 has options for SPI3 and SPI4 for addressing</text:span></text:p>
      <text:p text:style-name="P235"/>
      <text:p text:style-name="P232"><draw:frame draw:style-name="fr9" draw:name="Frame21" text:anchor-type="paragraph" svg:width="12.735cm" draw:z-index="50"><draw:text-box fo:min-height="5.221cm"><text:p text:style-name="Figure"><draw:frame draw:style-name="fr10" draw:name="Image15" text:anchor-type="as-char" svg:width="12.735cm" style:rel-width="100%" svg:height="5.221cm" style:rel-height="scale" draw:z-index="58"><draw:image xlink:href="Pictures/10000201000002D200000128271E102D945D433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6"/>
      <text:p text:style-name="P281"><text:span text:style-name="Strong_20_Emphasis"><text:span text:style-name="T77"/></text:span></text:p>
      <text:p text:style-name="P279"><text:span text:style-name="Strong_20_Emphasis"><text:span text:style-name="T77"/></text:span></text:p>
      <text:p text:style-name="P236"/>
      <text:p text:style-name="P236"><draw:frame draw:style-name="fr14" draw:name="Image16" text:anchor-type="paragraph" svg:width="15.921cm" svg:height="5.189cm" draw:z-index="51"><draw:image xlink:href="Pictures/100002010000054C000001BAA3CC6EE178917391.png" xlink:type="simple" xlink:show="embed" xlink:actuate="onLoad" loext:mime-type="image/png"/></draw:frame></text:p>
      <text:p text:style-name="P278">MISO (Master In Slave Out) - A line for sending data to the Master device</text:p>
      <text:list xml:id="list427588537" text:style-name="L5">
        <text:list-item>
          <text:p text:style-name="P316">MOSI (Master Out Slave In) - The Master line for sending data to peripheral devices</text:p>
        </text:list-item>
        <text:list-item>
          <text:p text:style-name="P314">SCK (Serial Clock) - A clock signal generated by the Master device to synchroni<text:span text:style-name="T86">s</text:span>e data transmission.</text:p>
        </text:list-item>
      </text:list>
      <text:p text:style-name="P280"><text:span text:style-name="Strong_20_Emphasis"><text:span text:style-name="T77"/></text:span></text:p>
      <text:h text:style-name="Heading_20_1" text:outline-level="1"><text:span text:style-name="Strong_20_Emphasis">System Build</text:span></text:h>
      <text:p text:style-name="P282"><text:span text:style-name="Strong_20_Emphasis"><text:span text:style-name="T78"/></text:span></text:p>
      <text:p text:style-name="P20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7"><text:soft-page-break/></text:p>
      <text:p text:style-name="P207">Windows Build (as of 20190504)</text:p>
      <text:p text:style-name="P209">Chrome</text:p>
      <text:p text:style-name="P209">Free Download Manager 5 (Chrome extension enabled)</text:p>
      <text:p text:style-name="P207">GitHub Desktop (1.6.5)</text:p>
      <text:p text:style-name="P207">Python 3 (3.7.3)</text:p>
      <text:p text:style-name="P207">LibreOffice (6.2.3.2)</text:p>
      <text:p text:style-name="P209">Visual Studio 12</text:p>
      <text:p text:style-name="P209">Acronis True Image 2017</text:p>
      <text:p text:style-name="P209"/>
      <text:p text:style-name="P208"/>
      <text:p text:style-name="P208">Lockheed Martin p3d v2</text:p>
      <text:p text:style-name="P208">DCS World <text:span text:style-name="T95">2.5.4</text:span></text:p>
      <text:p text:style-name="P209">X-Plane 11 Demo</text:p>
      <text:p text:style-name="P209"/>
      <text:p text:style-name="P209">It appeared post Visual Studio installation, p3D v2 errored with missing mfc100.dll. <text:s/>After trying a range of things finally resolved with <text:s/>Microsoft Visual C++ 2015-2019 Redistributable (x86) – 14.20.27508. </text:p>
      <text:p text:style-name="P209"/>
      <text:p text:style-name="P211">Resized Primary Screen size to bit Soniq Monitor (1804 * 1004)</text:p>
      <text:p text:style-name="P209">Adjust Power Savings to Never Turon off and PC, and Sleep the screen after 25 minutes.</text:p>
      <text:p text:style-name="P209">Linked PC to MS Account</text:p>
      <text:p text:style-name="P210">Disabled One Drive (removed in Optional Windows Components – which had done a nasty and moved desk to a OneDrive directory – which of course was deleted </text:p>
      <text:p text:style-name="P209">Changed UAC never to notify to stop alters when launching p3D and DCS.</text:p>
      <text:p text:style-name="P209"/>
      <text:p text:style-name="P209"/>
      <text:p text:style-name="P208"/>
      <text:p text:style-name="P207"/>
      <text:h text:style-name="Heading_20_1" text:outline-level="1"><text:bookmark-start text:name="__RefHeading___Toc1772_4284848634"/>Code To Dos<text:bookmark-end text:name="__RefHeading___Toc1772_4284848634"/></text:h>
      <text:p text:style-name="P288"/>
      <text:h text:style-name="Heading_20_2" text:outline-level="2"><text:bookmark-start text:name="__RefHeading___Toc1774_4284848634"/>pyHWLink_USB_Reader<text:bookmark-end text:name="__RefHeading___Toc1774_4284848634"/></text:h>
      <text:p text:style-name="P288"/>
      <text:list xml:id="list2460533695" text:style-name="L6">
        <text:list-item>
          <text:p text:style-name="P308">Add Network stack for both sending state, as well as listening for Send_Query</text:p>
        </text:list-item>
        <text:list-item>
          <text:p text:style-name="P308">Add error handler</text:p>
        </text:list-item>
        <text:list-item>
          <text:p text:style-name="P308">Add Standardised logging</text:p>
        </text:list-item>
        <text:list-item>
          <text:p text:style-name="P309">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7">DCS LUA Initialisation - Code Export.lua<text:tab/>21</text:p>
          <text:p text:style-name="P297"><text:soft-page-break/>DCA LUA Event Code - Export.lua<text:tab/>22</text:p>
          <text:p text:style-name="P297">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97">X-Plane - Selecting Indexes to export<text:tab/>5</text:p>
          <text:p text:style-name="P297">X-Plane GPS Indexes selected<text:tab/>6</text:p>
          <text:p text:style-name="P297">X-Plane Joystick showing commands<text:tab/>7</text:p>
          <text:p text:style-name="P297">X-Plane Keyboard showing commands<text:tab/>7</text:p>
          <text:p text:style-name="P297">System Flows<text:tab/>13</text:p>
          <text:p text:style-name="P297">Detailed System Flows<text:tab/>14</text:p>
          <text:p text:style-name="P297">PhyHWLink_GUI_Sender GUI<text:tab/>17</text:p>
          <text:p text:style-name="P297">PhyHWLink_Pri_Node_Input User Interface<text:tab/>20</text:p>
          <text:p text:style-name="P297">Fields Selected for GPS Output<text:tab/>23</text:p>
          <text:p text:style-name="P297">X-Plane GPS Data on the wire<text:tab/>23</text:p>
          <text:p text:style-name="P297">SimConnect_To_IP GUI<text:tab/>24</text:p>
          <text:p text:style-name="P297">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5-12T15:47:53.841000000</dc:date>
    <meta:editing-cycles>145</meta:editing-cycles>
    <meta:editing-duration>PT16H14M47S</meta:editing-duration>
    <meta:generator>LibreOffice/6.2.3.2$Windows_X86_64 LibreOffice_project/aecc05fe267cc68dde00352a451aa867b3b546ac</meta:generator>
    <meta:print-date>2019-04-20T10:09:08.347234000</meta:print-date>
    <meta:document-statistic meta:table-count="28" meta:image-count="16" meta:object-count="0" meta:page-count="54" meta:paragraph-count="936" meta:word-count="8263" meta:character-count="52905" meta:non-whitespace-character-count="44615"/>
  </office:meta>
</office:document-meta>
</file>